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5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442cm" draw:marker-end-width="0.442cm" draw:fill-color="#729fcf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31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75cm" fo:min-width="1.96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67cm" fo:min-width="12.12cm" fo:padding-top="0.165cm" fo:padding-bottom="0.165cm" fo:padding-left="0.29cm" fo:padding-right="0.29cm"/>
    </style:style>
    <style:style style:name="gr38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4cm" fo:min-width="17.333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206cm"/>
    </style:style>
    <style:style style:name="gr6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3cm" fo:min-width="0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1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4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4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4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2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2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5.444cm"/>
    </style:style>
    <style:style style:name="gr227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43cm" fo:min-width="3.258cm" fo:padding-top="0.151cm" fo:padding-bottom="0.151cm" fo:padding-left="0.276cm" fo:padding-right="0.276cm"/>
    </style:style>
    <style:style style:name="gr22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18cm" fo:min-width="3.258cm" fo:padding-top="0.151cm" fo:padding-bottom="0.151cm" fo:padding-left="0.276cm" fo:padding-right="0.276cm"/>
    </style:style>
    <style:style style:name="gr23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1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03cm" fo:min-width="3.258cm" fo:padding-top="0.151cm" fo:padding-bottom="0.151cm" fo:padding-left="0.276cm" fo:padding-right="0.276cm"/>
    </style:style>
    <style:style style:name="gr23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478cm" fo:min-width="3.258cm" fo:padding-top="0.151cm" fo:padding-bottom="0.151cm" fo:padding-left="0.276cm" fo:padding-right="0.276cm"/>
    </style:style>
    <style:style style:name="gr234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35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625cm"/>
    </style:style>
    <style:style style:name="co1" style:family="table-column">
      <style:table-column-properties style:column-width="2.519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2.805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cm"/>
    </style:style>
    <style:style style:name="ro4" style:family="table-row">
      <style:table-row-properties style:row-height="0.954cm"/>
    </style:style>
    <style:style style:name="ro5" style:family="table-row">
      <style:table-row-properties style:row-height="1.855cm"/>
    </style:style>
    <style:style style:name="ro6" style:family="table-row">
      <style:table-row-properties style:row-height="1.025cm"/>
    </style:style>
    <style:style style:name="ro7" style:family="table-row">
      <style:table-row-properties style:row-height="0.998cm"/>
    </style:style>
    <style:style style:name="ro8" style:family="table-row">
      <style:table-row-properties style:row-height="0.952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center" style:border-line-width-left="0.012cm 0.012cm 0.024cm" fo:border-left="1.36pt double #000000" fo:border-right="none" fo:border-top="none" fo:border-bottom="none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6" style:family="table-cell">
      <loext:graphic-properties style:repeat="repeat"/>
      <style:paragraph-properties fo:text-align="center" fo:border-left="0.03pt solid #000000" fo:border-right="none" fo:border-top="none" fo:border-bottom="none" style:text-autospace="none"/>
      <style:text-properties style:font-name="DejaVu Sans" fo:font-size="15pt" style:font-size-asian="15pt" style:font-size-complex="15pt"/>
    </style:style>
    <style:style style:name="ce7" style:family="table-cell">
      <loext:graphic-properties style:repeat="repeat"/>
      <style:paragraph-properties fo:text-align="center" style:border-line-width-right="0.012cm 0.012cm 0.024cm" style:border-line-width-top="0.012cm 0.012cm 0.024cm" style:border-line-width-bottom="0.012cm 0.012cm 0.024cm" fo:border-left="0.03pt solid #000000" fo:border-right="1.36pt double #000000" fo:border-top="1.36pt double #000000" fo:border-bottom="1.36pt double #000000"/>
      <style:text-properties style:font-name="DejaVu Sans" fo:font-size="15pt" style:font-size-asian="15pt" style:font-size-complex="15pt"/>
    </style:style>
    <style:style style:name="ce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 fo:font-size="15pt" style:font-size-asian="15pt" style:font-size-complex="15pt"/>
    </style:style>
    <style:style style:name="ce9" style:family="table-cell">
      <loext:graphic-properties draw:fill-color="#ffff00"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1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1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font-size="15pt" style:font-size-asian="15pt" style:font-size-complex="15pt"/>
    </style:style>
    <style:style style:name="ce12" style:family="table-cell">
      <loext:graphic-properties style:repeat="repeat" draw:textarea-vertical-align="middle"/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ce13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weight="bold" style:font-weight-asian="bold" style:font-weight-complex="bold"/>
    </style:style>
    <style:style style:name="ce14" style:family="table-cell">
      <loext:graphic-properties style:repeat="repeat"/>
      <style:paragraph-properties fo:text-align="center" fo:border="none" style:text-autospace="none"/>
      <style:text-properties style:font-name="DejaVu Sans" fo:font-weight="bold" style:font-weight-asian="bold" style:font-weight-complex="bold"/>
    </style:style>
    <style:style style:name="ce15" style:family="table-cell">
      <loext:graphic-properties style:repeat="repeat"/>
      <style:paragraph-properties fo:text-align="center" style:text-autospace="none"/>
      <style:text-properties style:font-name="DejaVu Sans"/>
    </style:style>
    <style:style style:name="ce16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17" style:family="table-cell">
      <loext:graphic-properties style:repeat="repeat"/>
      <style:paragraph-properties fo:text-align="center" fo:border="none" style:text-autospace="none"/>
      <style:text-properties style:font-name="DejaVu Sans"/>
    </style:style>
    <style:style style:name="ce1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/>
    </style:style>
    <style:style style:name="ce19" style:family="table-cell">
      <loext:graphic-properties draw:fill-color="#ffff00" style:repeat="repeat"/>
      <style:paragraph-properties fo:text-align="center" style:text-autospace="none"/>
      <style:text-properties style:font-name="DejaVu Sans"/>
    </style:style>
    <style:style style:name="ce2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2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background-color="transparent"/>
    </style:style>
    <style:style style:name="ce22" style:family="table-cell">
      <loext:graphic-properties style:repeat="repeat"/>
      <style:paragraph-properties fo:text-align="center" fo:border="none" style:text-autospace="none"/>
      <style:text-properties style:font-name="DejaVu Sans" fo:background-color="transparent"/>
    </style:style>
    <style:style style:name="P1" style:family="paragraph">
      <style:text-properties fo:color="#000000" style:font-name="DejaVu Sans" fo:font-weight="bold" style:font-weight-asian="bold" style:font-weight-complex="bold"/>
    </style:style>
    <style:style style:name="P2" style:family="paragraph">
      <style:text-properties style:font-name="DejaVu Sans"/>
    </style:style>
    <style:style style:name="P3" style:family="paragraph">
      <loext:graphic-properties draw:fill-color="#ffffff"/>
    </style:style>
    <style:style style:name="P4" style:family="paragraph">
      <style:text-properties style:font-name="DejaVu Sans" fo:font-weight="bold" style:font-weight-asian="bold" style:font-weight-complex="bold"/>
    </style:style>
    <style:style style:name="P5" style:family="paragraph">
      <style:text-properties style:font-name="DejaVu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9" style:family="paragraph">
      <style:paragraph-properties fo:text-align="center"/>
      <style:text-properties style:font-name="DejaVu Sans" fo:font-size="16pt" style:font-size-asian="16pt" style:font-size-complex="16pt"/>
    </style:style>
    <style:style style:name="P10" style:family="paragraph">
      <loext:graphic-properties draw:fill-color="#729fcf"/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style:font-name="DejaVu Sans"/>
    </style:style>
    <style:style style:name="P13" style:family="paragraph">
      <loext:graphic-properties draw:fill="none" draw:fill-color="#ffffff"/>
      <style:text-properties style:font-name="DejaVu Sans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DejaVu Sans"/>
    </style:style>
    <style:style style:name="P19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20" style:family="paragraph">
      <loext:graphic-properties draw:fill="none"/>
      <style:paragraph-properties fo:text-align="center"/>
      <style:text-properties style:font-name="DejaVu Sans" fo:font-size="16pt"/>
    </style:style>
    <style:style style:name="P21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22" style:family="paragraph">
      <loext:graphic-properties draw:fill="none" draw:fill-color="#ffffff"/>
      <style:text-properties style:font-name="DejaVu Sans" fo:font-size="16pt"/>
    </style:style>
    <style:style style:name="P23" style:family="paragraph">
      <loext:graphic-properties draw:fill="none" draw:opacity="100%"/>
      <style:paragraph-properties fo:text-align="center"/>
      <style:text-properties style:font-name="DejaVu Sans"/>
    </style:style>
    <style:style style:name="P24" style:family="paragraph">
      <loext:graphic-properties draw:opacity="30%"/>
      <style:paragraph-properties fo:text-align="center"/>
    </style:style>
    <style:style style:name="P25" style:family="paragraph">
      <style:paragraph-properties fo:text-align="center"/>
      <style:text-properties style:font-name="DejaVu Sans" fo:font-weight="bold"/>
    </style:style>
    <style:style style:name="P26" style:family="paragraph">
      <style:paragraph-properties fo:text-align="center"/>
      <style:text-properties style:font-name="DejaVu Sans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style:font-name="DejaVu Sans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1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32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  <style:text-properties style:font-name="DejaVu Sans"/>
    </style:style>
    <style:style style:name="P37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P39" style:family="paragraph">
      <style:paragraph-properties fo:margin-left="0cm" fo:margin-right="0cm" fo:text-align="center" fo:text-indent="0cm"/>
      <style:text-properties style:font-name="DejaVu Sans" fo:font-size="13pt" fo:font-weight="bold" style:letter-kerning="true" style:font-name-asian="Noto Sans CJK JP Regular" style:font-size-asian="13pt" style:font-weight-asian="bold" style:font-name-complex="Noto Sans Devanagari" style:font-size-complex="13pt" style:font-weight-complex="bold"/>
    </style:style>
    <style:style style:name="P40" style:family="paragraph">
      <style:paragraph-properties fo:text-align="center"/>
      <style:text-properties style:font-name="DejaVu Sans" fo:font-weight="normal" style:font-weight-asian="normal" style:font-weight-complex="normal"/>
    </style:style>
    <style:style style:name="P41" style:family="paragraph">
      <style:paragraph-properties fo:margin-left="0cm" fo:margin-right="0cm" fo:text-align="center" fo:text-indent="0cm"/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P42" style:family="paragraph">
      <style:paragraph-properties fo:text-align="center" style:text-autospace="none"/>
    </style:style>
    <style:style style:name="P43" style:family="paragraph">
      <loext:graphic-properties draw:fill="none" draw:fill-color="#ffffff"/>
      <style:text-properties fo:font-weight="bold" style:font-weight-asian="bold" style:font-weight-complex="bold"/>
    </style:style>
    <style:style style:name="P44" style:family="paragraph">
      <style:paragraph-properties fo:text-align="center" style:text-autospace="none"/>
      <style:text-properties fo:background-color="transparent"/>
    </style:style>
    <style:style style:name="T1" style:family="text">
      <style:text-properties fo:color="#000000" style:font-name="DejaVu Sans" fo:font-weight="bold" style:font-weight-asian="bold" style:font-weight-complex="bold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weight="normal" style:font-weight-asian="normal" style:font-weight-complex="normal"/>
    </style:style>
    <style:style style:name="T5" style:family="text">
      <style:text-properties style:font-name="DejaVu Sans" fo:font-size="16pt" style:font-size-asian="16pt" style:font-size-complex="16pt"/>
    </style:style>
    <style:style style:name="T6" style:family="text">
      <style:text-properties style:font-name="DejaVu Sans" fo:font-size="16pt" fo:font-weight="bold" style:font-size-asian="16pt" style:font-size-complex="16pt"/>
    </style:style>
    <style:style style:name="T7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8" style:family="text">
      <style:text-properties style:font-name="DejaVu Sans" fo:font-size="14pt" style:font-size-asian="14pt" style:font-size-complex="14pt"/>
    </style:style>
    <style:style style:name="T9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style:font-name="DejaVu Sans" fo:font-size="12pt" style:font-size-asian="12pt" style:font-size-complex="12pt"/>
    </style:style>
    <style:style style:name="T13" style:family="text">
      <style:text-properties style:font-name="DejaVu Sans" fo:font-size="10.5pt" style:font-size-asian="10.5pt" style:font-size-complex="10.5pt"/>
    </style:style>
    <style:style style:name="T14" style:family="text">
      <style:text-properties style:font-name="DejaVu Sans" fo:font-size="16pt" style:text-underline-style="none" fo:font-weight="bold" style:font-weight-asian="normal" style:font-weight-complex="normal"/>
    </style:style>
    <style:style style:name="T15" style:family="text">
      <style:text-properties style:font-name="DejaVu Sans" fo:font-size="16pt" fo:font-style="italic" style:font-style-asian="italic" style:font-style-complex="italic"/>
    </style:style>
    <style:style style:name="T16" style:family="text">
      <style:text-properties style:font-name="DejaVu Sans" fo:font-size="16pt"/>
    </style:style>
    <style:style style:name="T17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font-name="DejaVu Sans" fo:font-size="15pt" style:font-size-asian="15pt" style:font-size-complex="15pt"/>
    </style:style>
    <style:style style:name="T20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21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3" style:family="text">
      <style:text-properties style:text-position="-33% 58%" style:font-name="DejaVu Sans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text-position="0% 100%" style:font-name="DejaVu Sans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DejaVu Sans" fo:font-size="10pt" style:font-size-asian="10pt" style:font-size-complex="10pt"/>
    </style:style>
    <style:style style:name="T29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32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3" style:family="text"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DejaVu Sans" fo:font-size="15pt" fo:background-color="transparent" style:font-size-asian="15pt" style:font-size-complex="15pt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Hub clock frequency &gt;&gt; link bandwidth</text:span></text:p>
                  </text:list-item>
                  <text:list-item>
                    <text:p><text:span text:style-name="T3">Data center access expensive</text:span></text:p>
                  </text:list-item>
                </text:list>
              </text:list-item>
              <text:list-item>
                <text:p><text:span text:style-name="T2">MUST:</text:span></text:p>
                <text:list>
                  <text:list-item>
                    <text:p><text:span text:style-name="T4">Capacity of hub memory is most important parameter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Use almost all possible M3 and M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Maximize throughput while minimizing latency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Memory subsystem must be designed intelligently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Interleaving memory ba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Eviction and replacement of data</text:span></text:p>
                  </text:list-item>
                  <text:list-item>
                    <text:p><text:span text:style-name="T3">Finite memory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Data stored flexibly will increase performance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Non-contiguous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Expensive data center (time &amp; money)</text:span></text:p>
                  </text:list-item>
                </text:list>
              </text:list-item>
              <text:list-item>
                <text:p><text:span text:style-name="T2">MUST:</text:span></text:p>
                <text:list>
                  <text:list-item>
                    <text:p><text:span text:style-name="T4">Minimize data center access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Use efficient and flexible caching poli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Design Considerations</text:span><text:span text:style-name="T2"><text:line-break/></text:span><text:span text:style-name="T2">Summary 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UST:</text:span></text:p>
                <text:list>
                  <text:list-item>
                    <text:p><text:span text:style-name="T4">Large capacity</text:span></text:p>
                  </text:list-item>
                  <text:list-item>
                    <text:p><text:span text:style-name="T4">Minimize data center accesses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Efficient memory system</text:span></text:p>
                  </text:list-item>
                  <text:list-item>
                    <text:p><text:span text:style-name="T4">Flexible memory access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M2 &amp; M3 banks</text:span></text:p>
                  </text:list-item>
                  <text:list-item>
                    <text:p><text:span text:style-name="T4">Interleaving memory</text:span></text:p>
                  </text:list-item>
                  <text:list-item>
                    <text:p><text:span text:style-name="T4">Non-contiguous memory access</text:span></text:p>
                  </text:list-item>
                  <text:list-item>
                    <text:p><text:span text:style-name="T4">Efficient cache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How to manage such a system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Use an M1 as virtual memory!</text:span></text:p>
              </text:list-item>
              <text:list-item>
                <text:p><text:span text:style-name="T2">CONS:</text:span></text:p>
                <text:list>
                  <text:list-item>
                    <text:p><text:span text:style-name="T4">$50</text:span></text:p>
                  </text:list-item>
                </text:list>
              </text:list-item>
              <text:list-item>
                <text:p><text:span text:style-name="T2">PROS:</text:span></text:p>
                <text:list>
                  <text:list-item>
                    <text:p><text:span text:style-name="T4">Fast access times</text:span></text:p>
                  </text:list-item>
                  <text:list-item>
                    <text:p><text:span text:style-name="T4">M3 &amp; M2 address space mapping</text:span></text:p>
                  </text:list-item>
                  <text:list-item>
                    <text:p><text:span text:style-name="T4">Valid data mapping for improved performance</text:span></text:p>
                  </text:list-item>
                  <text:list-item>
                    <text:p><text:span text:style-name="T4">Provides platform for increased flexibility (word storage, cache implement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Why not just use a large amount of cheaper memory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calable!</text:span></text:p>
              </text:list-item>
              <text:list-item>
                <text:p><text:span text:style-name="T4">As link bandwidths increase, performance will increase</text:span></text:p>
              </text:list-item>
              <text:list-item>
                <text:p><text:span text:style-name="T4">Interleaved memory and memory map allows for efficient and fast caching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6" draw:layer="layout" svg:width="10.596cm" svg:height="13.291cm" svg:x="2.271cm" svg:y="3.533cm">
          <draw:text-box>
            <text:list text:style-name="L1">
              <text:list-item>
                <text:p><text:span text:style-name="T5">3 connected devices</text:span></text:p>
                <text:list>
                  <text:list-item>
                    <text:p><text:span text:style-name="T5">Send data of size TS</text:span></text:p>
                  </text:list-item>
                  <text:list-item>
                    <text:p><text:span text:style-name="T5">Receive data of size TS</text:span></text:p>
                  </text:list-item>
                </text:list>
              </text:list-item>
              <text:list-item>
                <text:p><text:span text:style-name="T5">TS = 128/512/1024 bytes</text:span></text:p>
              </text:list-item>
              <text:list-item>
                <text:p><text:span text:style-name="T5">1 Satellite link</text:span></text:p>
              </text:list-item>
              <text:list-item>
                <text:p><text:span text:style-name="T5">Optimize for:</text:span></text:p>
                <text:list>
                  <text:list-item>
                    <text:p><text:span text:style-name="T5">Latency (user wait time)</text:span></text:p>
                  </text:list-item>
                  <text:list-item>
                    <text:p><text:span text:style-name="T5">Communication cost ($/min)</text:span></text:p>
                  </text:list-item>
                  <text:list-item>
                    <text:p><text:span text:style-name="T5">Unit cost (memory price)</text:span></text:p>
                  </text:list-item>
                </text:list>
              </text:list-item>
              <text:list-item>
                <text:p><text:span text:style-name="T5">Internal communication:</text:span></text:p>
                <text:list>
                  <text:list-item>
                    <text:p><text:span text:style-name="T5">16-bit data bus</text:span></text:p>
                  </text:list-item>
                  <text:list-item>
                    <text:p><text:span text:style-name="T5">1 cycle between memories</text:span></text:p>
                  </text:list-item>
                  <text:list-item>
                    <text:p><text:span text:style-name="T5">16-bit buffers</text:span></text:p>
                    <text:list>
                      <text:list-item>
                        <text:p><text:span text:style-name="T5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atellite communication:</text:span></text:p>
                <text:list>
                  <text:list-item>
                    <text:p><text:span text:style-name="T5">32-bit command</text:span></text:p>
                  </text:list-item>
                  <text:list-item>
                    <text:p><text:span text:style-name="T5">Hub to satellite latency:</text:span></text:p>
                    <text:list>
                      <text:list-item>
                        <text:p><text:span text:style-name="T5">100 cycles</text:span></text:p>
                      </text:list-item>
                    </text:list>
                  </text:list-item>
                  <text:list-item>
                    <text:p><text:span text:style-name="T5">Data center to satellite latency:</text:span></text:p>
                    <text:list>
                      <text:list-item>
                        <text:p><text:span text:style-name="T5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588cm" svg:height="0.962cm" svg:x="4.775cm" svg:y="2.599cm">
          <draw:text-box>
            <text:p text:style-name="P7"><text:span text:style-name="T6">Requirements</text:span></text:p>
          </draw:text-box>
        </draw:frame>
        <draw:frame draw:style-name="gr3" draw:text-style-name="P8" draw:layer="layout" svg:width="4.826cm" svg:height="0.962cm" svg:x="17.133cm" svg:y="2.672cm">
          <draw:text-box>
            <text:p text:style-name="P7"><text:span text:style-name="T6">Assumptions</text:span></text:p>
          </draw:text-box>
        </draw:frame>
        <draw:frame draw:style-name="gr4" draw:text-style-name="P6" draw:layer="layout" svg:width="10.398cm" svg:height="2.859cm" svg:x="14.844cm" svg:y="3.556cm">
          <draw:text-box>
            <text:list text:style-name="L1">
              <text:list-item>
                <text:p><text:span text:style-name="T5">1200bits/s to/from S/DC</text:span></text:p>
              </text:list-item>
              <text:list-item>
                <text:p><text:span text:style-name="T5">5 bits of data are tag</text:span></text:p>
              </text:list-item>
              <text:list-item>
                <text:p><text:span text:style-name="T5">Data with same tag has same TS</text:span></text:p>
              </text:list-item>
              <text:list-item>
                <text:p><text:span text:style-name="T5">No SEND to same tag twice</text:span></text:p>
              </text:list-item>
            </text:list>
          </draw:text-box>
        </draw:frame>
        <draw:custom-shape draw:style-name="gr5" draw:text-style-name="P9" xml:id="id1" draw:id="id1" draw:layer="layout" svg:width="2.54cm" svg:height="2.54cm" svg:x="17.765cm" svg:y="11.816cm">
          <text:p text:style-name="P7"><text:span text:style-name="T7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" draw:id="id4" draw:layer="layout" svg:width="2.54cm" svg:height="2.54cm" svg:x="13.701cm" svg:y="16.261cm">
          <text:p text:style-name="P7"><text:span text:style-name="T7">Device</text:span></text:p>
          <text:p text:style-name="P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" draw:id="id5" draw:layer="layout" svg:width="2.54cm" svg:height="2.54cm" svg:x="17.578cm" svg:y="16.26cm">
          <text:p text:style-name="P7"><text:span text:style-name="T7">Device</text:span></text:p>
          <text:p text:style-name="P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6" draw:id="id6" draw:layer="layout" svg:width="2.54cm" svg:height="2.54cm" svg:x="21.321cm" svg:y="16.261cm">
          <text:p text:style-name="P7"><text:span text:style-name="T7">Device</text:span></text:p>
          <text:p text:style-name="P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2" draw:id="id2" draw:layer="layout" svg:width="2.54cm" svg:height="2.54cm" svg:x="17.765cm" svg:y="7.371cm">
          <text:p text:style-name="P7"><text:span text:style-name="T7">Satell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3" draw:id="id3" draw:layer="layout" svg:width="2.54cm" svg:height="2.54cm" svg:x="22.591cm" svg:y="7.371cm">
          <text:p text:style-name="P7"><text:span text:style-name="T5">Data</text:span></text:p>
          <text:p text:style-name="P7"><text:span text:style-name="T5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svg:x1="19.035cm" svg:y1="11.816cm" svg:x2="19.035cm" svg:y2="9.911cm" draw:start-shape="id1" draw:start-glue-point="4" draw:end-shape="id2" draw:end-glue-point="8" svg:d="M19035 11816v-1905" svg:viewBox="0 0 1 1906">
          <text:p/>
        </draw:connector>
        <draw:connector draw:style-name="gr8" draw:text-style-name="P12" draw:layer="layout" svg:x1="20.305cm" svg:y1="8.641cm" svg:x2="22.591cm" svg:y2="8.641cm" draw:start-shape="id2" draw:start-glue-point="10" draw:end-shape="id3" draw:end-glue-point="6" svg:d="M20305 8641h2286" svg:viewBox="0 0 2287 1">
          <text:p/>
        </draw:connector>
        <draw:connector draw:style-name="gr8" draw:text-style-name="P12" draw:layer="layout" draw:type="line" svg:x1="14.971cm" svg:y1="16.261cm" svg:x2="18.137cm" svg:y2="13.984cm" draw:start-shape="id4" draw:start-glue-point="4" draw:end-shape="id1" draw:end-glue-point="7" svg:d="M14971 16261l3166-2277" svg:viewBox="0 0 3167 2278">
          <text:p/>
        </draw:connector>
        <draw:connector draw:style-name="gr8" draw:text-style-name="P12" draw:layer="layout" draw:type="line" svg:x1="18.848cm" svg:y1="16.26cm" svg:x2="19.035cm" svg:y2="14.356cm" draw:start-shape="id5" draw:start-glue-point="4" draw:end-shape="id1" draw:end-glue-point="8" svg:d="M18848 16260l187-1904" svg:viewBox="0 0 188 1905">
          <text:p/>
        </draw:connector>
        <draw:connector draw:style-name="gr8" draw:text-style-name="P12" draw:layer="layout" draw:type="line" svg:x1="22.591cm" svg:y1="16.261cm" svg:x2="19.933cm" svg:y2="13.984cm" draw:start-shape="id6" draw:start-glue-point="4" draw:end-shape="id1" draw:end-glue-point="9" svg:d="M22591 16261l-2658-2277" svg:viewBox="0 0 2659 2278">
          <text:p/>
        </draw:connector>
        <draw:frame draw:style-name="gr9" draw:text-style-name="P13" draw:layer="layout" svg:width="2.449cm" svg:height="0.962cm" svg:x="16.241cm" svg:y="15.118cm">
          <draw:text-box>
            <text:p><text:span text:style-name="T8">5.5Mb/s</text:span></text:p>
          </draw:text-box>
        </draw:frame>
        <draw:frame draw:style-name="gr10" draw:text-style-name="P13" draw:layer="layout" svg:width="2.754cm" svg:height="0.962cm" svg:x="16.495cm" svg:y="10.346cm">
          <draw:text-box>
            <text:p><text:span text:style-name="T8">1200b/s</text:span></text:p>
          </draw:text-box>
        </draw:frame>
        <draw:frame draw:style-name="gr10" draw:text-style-name="P13" draw:layer="layout" svg:width="2.754cm" svg:height="0.962cm" svg:x="20.178cm" svg:y="7.425cm">
          <draw:text-box>
            <text:p><text:span text:style-name="T8">1200b/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1" draw:text-style-name="P15" draw:layer="layout" svg:width="7.26cm" svg:height="17.203cm" svg:x="1.972cm" svg:y="2.325cm">
          <draw:text-box>
            <text:p><text:span text:style-name="T9">M1</text:span></text:p>
            <text:list text:style-name="L1">
              <text:list-item>
                <text:p><text:span text:style-name="T10">Specs</text:span></text:p>
                <text:list>
                  <text:list-item>
                    <text:p><text:span text:style-name="T11">$50</text:span></text:p>
                  </text:list-item>
                  <text:list-item>
                    <text:p><text:span text:style-name="T11">Latency: 1 cycle</text:span></text:p>
                  </text:list-item>
                  <text:list-item>
                    <text:p><text:span text:style-name="T11">256 bytes (2x128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1 (2x128)</text:span></text:p>
                  </text:list-item>
                  <text:list-item>
                    <text:p><text:span text:style-name="T11">Cost: $5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2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10</text:span></text:p>
                  </text:list-item>
                  <text:list-item>
                    <text:p><text:span text:style-name="T11">Latency: 8 cycles</text:span></text:p>
                  </text:list-item>
                  <text:list-item>
                    <text:p><text:span text:style-name="T11">512 bytes (2x256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4 (8x256)</text:span></text:p>
                  </text:list-item>
                  <text:list-item>
                    <text:p><text:span text:style-name="T11">Cost: $4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3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3</text:span></text:p>
                  </text:list-item>
                  <text:list-item>
                    <text:p><text:span text:style-name="T11">Latency: 15 cycles</text:span></text:p>
                  </text:list-item>
                  <text:list-item>
                    <text:p><text:span text:style-name="T11">1024 bytes (2x512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8 (16x512)</text:span></text:p>
                  </text:list-item>
                  <text:list-item>
                    <text:p><text:span text:style-name="T11">Cost: $24</text:span></text:p>
                  </text:list-item>
                </text:list>
              </text:list-item>
            </text:list>
          </draw:text-box>
        </draw:frame>
        <draw:custom-shape draw:style-name="gr12" draw:text-style-name="P16" draw:layer="layout" svg:width="1.27cm" svg:height="1.27cm" svg:x="11.80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8" draw:id="id8" draw:layer="layout" svg:width="1.27cm" svg:height="1.27cm" svg:x="13.71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7" draw:id="id7" draw:layer="layout" svg:width="1.27cm" svg:height="1.27cm" svg:x="11.808cm" svg:y="15.479cm">
          <text:p text:style-name="P7"><text:span text:style-name="T3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.27cm" svg:height="1.27cm" svg:x="15.61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0" draw:id="id10" draw:layer="layout" svg:width="1.27cm" svg:height="1.27cm" svg:x="17.52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9" draw:id="id9" draw:layer="layout" svg:width="1.27cm" svg:height="1.27cm" svg:x="15.61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19.42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2" draw:id="id12" draw:layer="layout" svg:width="1.27cm" svg:height="1.27cm" svg:x="21.33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1" draw:id="id11" draw:layer="layout" svg:width="1.27cm" svg:height="1.27cm" svg:x="19.42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23.27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4" draw:id="id14" draw:layer="layout" svg:width="1.27cm" svg:height="1.27cm" svg:x="25.17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3" draw:id="id13" draw:layer="layout" svg:width="1.27cm" svg:height="1.27cm" svg:x="23.27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s" svg:x1="13.078cm" svg:y1="16.114cm" svg:x2="13.713cm" svg:y2="16.114cm" draw:start-shape="id7" draw:start-glue-point="1" draw:end-shape="id8" draw:end-glue-point="3" svg:d="M13078 16114h541-447 541" svg:viewBox="0 0 636 1">
          <text:p/>
        </draw:connector>
        <draw:connector draw:style-name="gr13" draw:text-style-name="P12" draw:layer="layout" draw:type="lines" svg:x1="14.983cm" svg:y1="16.114cm" svg:x2="15.618cm" svg:y2="16.114cm" draw:start-shape="id8" draw:start-glue-point="1" draw:end-shape="id9" draw:end-glue-point="3" svg:d="M14983 16114h541-447 541" svg:viewBox="0 0 636 1">
          <text:p/>
        </draw:connector>
        <draw:connector draw:style-name="gr13" draw:text-style-name="P12" draw:layer="layout" draw:type="lines" svg:x1="16.888cm" svg:y1="16.114cm" svg:x2="17.523cm" svg:y2="16.114cm" draw:start-shape="id9" draw:start-glue-point="1" draw:end-shape="id10" draw:end-glue-point="3" svg:d="M16888 16114h541-447 541" svg:viewBox="0 0 636 1">
          <text:p/>
        </draw:connector>
        <draw:connector draw:style-name="gr13" draw:text-style-name="P12" draw:layer="layout" draw:type="lines" svg:x1="18.793cm" svg:y1="16.114cm" svg:x2="19.428cm" svg:y2="16.114cm" draw:start-shape="id10" draw:start-glue-point="1" draw:end-shape="id11" draw:end-glue-point="3" svg:d="M18793 16114h541-447 541" svg:viewBox="0 0 636 1">
          <text:p/>
        </draw:connector>
        <draw:connector draw:style-name="gr13" draw:text-style-name="P12" draw:layer="layout" draw:type="lines" svg:x1="20.698cm" svg:y1="16.114cm" svg:x2="21.333cm" svg:y2="16.114cm" draw:start-shape="id11" draw:start-glue-point="1" draw:end-shape="id12" draw:end-glue-point="3" svg:d="M20698 16114h541-447 541" svg:viewBox="0 0 636 1">
          <text:p/>
        </draw:connector>
        <draw:connector draw:style-name="gr13" draw:text-style-name="P12" draw:layer="layout" draw:type="lines" svg:x1="22.603cm" svg:y1="16.114cm" svg:x2="23.273cm" svg:y2="16.114cm" draw:start-shape="id12" draw:start-glue-point="1" draw:end-shape="id13" draw:end-glue-point="3" svg:d="M22603 16114h541-412 541" svg:viewBox="0 0 671 1">
          <text:p/>
        </draw:connector>
        <draw:connector draw:style-name="gr13" draw:text-style-name="P12" draw:layer="layout" draw:type="lines" svg:x1="24.543cm" svg:y1="16.114cm" svg:x2="25.178cm" svg:y2="16.114cm" draw:start-shape="id13" draw:start-glue-point="1" draw:end-shape="id14" draw:end-glue-point="3" svg:d="M24543 16114h541-447 541" svg:viewBox="0 0 636 1">
          <text:p/>
        </draw:connector>
        <draw:connector draw:style-name="gr13" draw:text-style-name="P12" draw:layer="layout" draw:type="lines" svg:x1="12.443cm" svg:y1="15.479cm" svg:x2="14.348cm" svg:y2="15.479cm" draw:start-shape="id7" draw:start-glue-point="0" draw:end-shape="id8" draw:end-glue-point="0" svg:d="M12443 15479v-541h1905v541" svg:viewBox="0 0 1906 542">
          <text:p/>
        </draw:connector>
        <draw:connector draw:style-name="gr13" draw:text-style-name="P12" draw:layer="layout" draw:type="lines" svg:x1="16.253cm" svg:y1="15.479cm" svg:x2="14.348cm" svg:y2="15.479cm" draw:start-shape="id9" draw:start-glue-point="0" draw:end-shape="id8" draw:end-glue-point="0" svg:d="M16253 15479v-541h-1905v541" svg:viewBox="0 0 1906 542">
          <text:p/>
        </draw:connector>
        <draw:connector draw:style-name="gr13" draw:text-style-name="P12" draw:layer="layout" draw:type="lines" svg:x1="18.158cm" svg:y1="15.479cm" svg:x2="16.253cm" svg:y2="15.479cm" draw:start-shape="id10" draw:start-glue-point="0" draw:end-shape="id9" draw:end-glue-point="0" svg:d="M18158 15479v-541h-1905v541" svg:viewBox="0 0 1906 542">
          <text:p/>
        </draw:connector>
        <draw:connector draw:style-name="gr13" draw:text-style-name="P12" draw:layer="layout" draw:type="lines" svg:x1="20.063cm" svg:y1="15.479cm" svg:x2="18.158cm" svg:y2="15.479cm" draw:start-shape="id11" draw:start-glue-point="0" draw:end-shape="id10" draw:end-glue-point="0" svg:d="M20063 15479v-541h-1905v541" svg:viewBox="0 0 1906 542">
          <text:p/>
        </draw:connector>
        <draw:connector draw:style-name="gr13" draw:text-style-name="P12" draw:layer="layout" draw:type="lines" svg:x1="21.968cm" svg:y1="15.479cm" svg:x2="20.063cm" svg:y2="15.479cm" draw:start-shape="id12" draw:start-glue-point="0" draw:end-shape="id11" draw:end-glue-point="0" svg:d="M21968 15479v-541h-1905v541" svg:viewBox="0 0 1906 542">
          <text:p/>
        </draw:connector>
        <draw:connector draw:style-name="gr13" draw:text-style-name="P12" draw:layer="layout" draw:type="lines" svg:x1="23.908cm" svg:y1="15.479cm" svg:x2="21.968cm" svg:y2="15.479cm" draw:start-shape="id13" draw:start-glue-point="0" draw:end-shape="id12" draw:end-glue-point="0" svg:d="M23908 15479v-541h-1940v541" svg:viewBox="0 0 1941 542">
          <text:p/>
        </draw:connector>
        <draw:connector draw:style-name="gr13" draw:text-style-name="P12" draw:layer="layout" draw:type="lines" svg:x1="25.813cm" svg:y1="15.479cm" svg:x2="23.908cm" svg:y2="15.479cm" draw:start-shape="id14" draw:start-glue-point="0" draw:end-shape="id13" draw:end-glue-point="0" svg:d="M25813 15479v-541h-1905v541" svg:viewBox="0 0 1906 542">
          <text:p/>
        </draw:connector>
        <draw:frame draw:style-name="gr14" draw:text-style-name="P17" draw:layer="layout" svg:width="2.344cm" svg:height="0.747cm" svg:x="17.606cm" svg:y="14.309cm">
          <draw:text-box>
            <text:p><text:span text:style-name="T12">16 bytes</text:span></text:p>
          </draw:text-box>
        </draw:frame>
        <draw:custom-shape draw:style-name="gr12" draw:text-style-name="P16" draw:layer="layout" svg:width="1.27cm" svg:height="1.27cm" svg:x="15.645cm" svg:y="9.12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6" draw:id="id16" draw:layer="layout" svg:width="1.27cm" svg:height="1.27cm" svg:x="17.55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5" draw:id="id15" draw:layer="layout" svg:width="1.27cm" svg:height="1.27cm" svg:x="15.645cm" svg:y="9.129cm">
          <text:p text:style-name="P7"><text:span text:style-name="T3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.27cm" svg:height="1.27cm" svg:x="19.455cm" svg:y="9.12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8" draw:id="id18" draw:layer="layout" svg:width="1.27cm" svg:height="1.27cm" svg:x="21.36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7" draw:id="id17" draw:layer="layout" svg:width="1.27cm" svg:height="1.27cm" svg:x="19.455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s" svg:x1="16.915cm" svg:y1="9.764cm" svg:x2="17.55cm" svg:y2="9.764cm" draw:start-shape="id15" draw:start-glue-point="1" draw:end-shape="id16" draw:end-glue-point="3" svg:d="M16915 9764h541-447 541" svg:viewBox="0 0 636 1">
          <text:p/>
        </draw:connector>
        <draw:connector draw:style-name="gr13" draw:text-style-name="P12" draw:layer="layout" draw:type="lines" svg:x1="18.82cm" svg:y1="9.764cm" svg:x2="19.455cm" svg:y2="9.764cm" draw:start-shape="id16" draw:start-glue-point="1" draw:end-shape="id17" draw:end-glue-point="3" svg:d="M18820 9764h541-447 541" svg:viewBox="0 0 636 1">
          <text:p/>
        </draw:connector>
        <draw:connector draw:style-name="gr13" draw:text-style-name="P12" draw:layer="layout" draw:type="lines" svg:x1="20.725cm" svg:y1="9.764cm" svg:x2="21.36cm" svg:y2="9.764cm" draw:start-shape="id17" draw:start-glue-point="1" draw:end-shape="id18" draw:end-glue-point="3" svg:d="M20725 9764h541-447 541" svg:viewBox="0 0 636 1">
          <text:p/>
        </draw:connector>
        <draw:line draw:style-name="gr15" draw:text-style-name="P12" draw:layer="layout" svg:x1="15.61cm" svg:y1="9.129cm" svg:x2="14.34cm" svg:y2="9.129cm">
          <text:p/>
        </draw:line>
        <draw:connector draw:style-name="gr13" draw:text-style-name="P12" draw:layer="layout" draw:type="lines" svg:x1="16.28cm" svg:y1="9.129cm" svg:x2="18.185cm" svg:y2="9.129cm" draw:start-shape="id15" draw:start-glue-point="0" draw:end-shape="id16" draw:end-glue-point="0" svg:d="M16280 9129v-541h1905v541" svg:viewBox="0 0 1906 542">
          <text:p/>
        </draw:connector>
        <draw:connector draw:style-name="gr13" draw:text-style-name="P12" draw:layer="layout" draw:type="lines" svg:x1="20.09cm" svg:y1="9.129cm" svg:x2="18.185cm" svg:y2="9.129cm" draw:start-shape="id17" draw:start-glue-point="0" draw:end-shape="id16" draw:end-glue-point="0" svg:d="M20090 9129v-541h-1905v541" svg:viewBox="0 0 1906 542">
          <text:p/>
        </draw:connector>
        <draw:connector draw:style-name="gr13" draw:text-style-name="P12" draw:layer="layout" draw:type="lines" svg:x1="21.995cm" svg:y1="9.129cm" svg:x2="20.09cm" svg:y2="9.129cm" draw:start-shape="id18" draw:start-glue-point="0" draw:end-shape="id17" draw:end-glue-point="0" svg:d="M21995 9129v-541h-1905v541" svg:viewBox="0 0 1906 542">
          <text:p/>
        </draw:connector>
        <draw:frame draw:style-name="gr16" draw:text-style-name="P17" draw:layer="layout" svg:width="2.073cm" svg:height="0.747cm" svg:x="18.109cm" svg:y="7.969cm">
          <draw:text-box>
            <text:p><text:span text:style-name="T12">8 bytes</text:span></text:p>
          </draw:text-box>
        </draw:frame>
        <draw:line draw:style-name="gr15" draw:text-style-name="P12" draw:layer="layout" svg:x1="15.61cm" svg:y1="10.399cm" svg:x2="14.34cm" svg:y2="10.399cm">
          <text:p/>
        </draw:line>
        <draw:frame draw:style-name="gr17" draw:text-style-name="P18" draw:layer="layout" svg:width="0.773cm" svg:height="0.747cm" svg:x="13.732cm" svg:y="8.785cm">
          <draw:text-box>
            <text:p><text:span text:style-name="T12">0</text:span></text:p>
          </draw:text-box>
        </draw:frame>
        <draw:frame draw:style-name="gr18" draw:text-style-name="P18" draw:layer="layout" svg:width="1.34cm" svg:height="1.243cm" svg:x="13.281cm" svg:y="10.055cm">
          <draw:text-box>
            <text:p><text:span text:style-name="T12">255</text:span></text:p>
          </draw:text-box>
        </draw:frame>
        <draw:frame draw:style-name="gr19" draw:text-style-name="P18" draw:layer="layout" svg:width="0.621cm" svg:height="1.547cm" svg:x="14.468cm" svg:y="8.91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line draw:style-name="gr15" draw:text-style-name="P12" draw:layer="layout" svg:x1="11.786cm" svg:y1="15.479cm" svg:x2="10.516cm" svg:y2="15.479cm">
          <text:p/>
        </draw:line>
        <draw:line draw:style-name="gr15" draw:text-style-name="P12" draw:layer="layout" svg:x1="11.786cm" svg:y1="16.749cm" svg:x2="10.516cm" svg:y2="16.749cm">
          <text:p/>
        </draw:line>
        <draw:frame draw:style-name="gr17" draw:text-style-name="P18" draw:layer="layout" svg:width="0.773cm" svg:height="0.747cm" svg:x="9.908cm" svg:y="15.135cm">
          <draw:text-box>
            <text:p><text:span text:style-name="T12">0</text:span></text:p>
          </draw:text-box>
        </draw:frame>
        <draw:frame draw:style-name="gr18" draw:text-style-name="P18" draw:layer="layout" svg:width="1.524cm" svg:height="1.243cm" svg:x="9.457cm" svg:y="16.405cm">
          <draw:text-box>
            <text:p><text:span text:style-name="T12">511</text:span></text:p>
          </draw:text-box>
        </draw:frame>
        <draw:frame draw:style-name="gr19" draw:text-style-name="P18" draw:layer="layout" svg:width="0.621cm" svg:height="1.547cm" svg:x="10.844cm" svg:y="15.26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custom-shape draw:style-name="gr12" draw:text-style-name="P16" draw:layer="layout" svg:width="1.27cm" svg:height="1.27cm" svg:x="18.831cm" svg:y="4.811cm">
          <text:p text:style-name="P7"><text:span text:style-name="T3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2" draw:layer="layout" svg:x1="18.831cm" svg:y1="4.811cm" svg:x2="17.561cm" svg:y2="4.811cm">
          <text:p/>
        </draw:line>
        <draw:line draw:style-name="gr15" draw:text-style-name="P12" draw:layer="layout" svg:x1="18.831cm" svg:y1="6.081cm" svg:x2="17.561cm" svg:y2="6.081cm">
          <text:p/>
        </draw:line>
        <draw:frame draw:style-name="gr17" draw:text-style-name="P18" draw:layer="layout" svg:width="0.773cm" svg:height="0.747cm" svg:x="16.953cm" svg:y="4.467cm">
          <draw:text-box>
            <text:p><text:span text:style-name="T12">0</text:span></text:p>
          </draw:text-box>
        </draw:frame>
        <draw:frame draw:style-name="gr20" draw:text-style-name="P18" draw:layer="layout" svg:width="1.397cm" svg:height="0.747cm" svg:x="16.415cm" svg:y="5.737cm">
          <draw:text-box>
            <text:p><text:span text:style-name="T12">127</text:span></text:p>
          </draw:text-box>
        </draw:frame>
        <draw:frame draw:style-name="gr19" draw:text-style-name="P18" draw:layer="layout" svg:width="0.621cm" svg:height="1.547cm" svg:x="17.889cm" svg:y="4.597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frame draw:style-name="gr16" draw:text-style-name="P17" draw:layer="layout" svg:width="2.073cm" svg:height="0.747cm" svg:x="18.477cm" svg:y="4.087cm">
          <draw:text-box>
            <text:p><text:span text:style-name="T12">2 by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1" draw:text-style-name="P19" draw:layer="layout" svg:width="3.81cm" svg:height="3.81cm" svg:x="6.519cm" svg:y="15.471cm">
          <text:p text:style-name="P7"><text:span text:style-name="T14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0" draw:layer="layout" svg:x1="4.614cm" svg:y1="15.679cm" svg:x2="6.519cm" svg:y2="15.679cm">
          <text:p/>
        </draw:line>
        <draw:line draw:style-name="gr22" draw:text-style-name="P20" draw:layer="layout" svg:x1="4.614cm" svg:y1="17.865cm" svg:x2="6.519cm" svg:y2="17.865cm">
          <text:p/>
        </draw:line>
        <draw:frame draw:style-name="gr23" draw:text-style-name="P21" draw:layer="layout" svg:width="2.005cm" svg:height="0.903cm" svg:x="2.736cm" svg:y="15.225cm">
          <draw:text-box>
            <text:p><text:span text:style-name="T15">Write</text:span></text:p>
          </draw:text-box>
        </draw:frame>
        <draw:frame draw:style-name="gr24" draw:text-style-name="P21" draw:layer="layout" svg:width="1.941cm" svg:height="0.903cm" svg:x="2.736cm" svg:y="17.357cm">
          <draw:text-box>
            <text:p><text:span text:style-name="T15">Read</text:span></text:p>
          </draw:text-box>
        </draw:frame>
        <draw:line draw:style-name="gr22" draw:text-style-name="P20" draw:layer="layout" svg:x1="4.641cm" svg:y1="16.822cm" svg:x2="6.546cm" svg:y2="16.822cm">
          <text:p/>
        </draw:line>
        <draw:frame draw:style-name="gr25" draw:text-style-name="P22" draw:layer="layout" svg:width="2.547cm" svg:height="1.089cm" svg:x="2.255cm" svg:y="16.287cm">
          <draw:text-box>
            <text:p><text:span text:style-name="T16">Data In</text:span></text:p>
          </draw:text-box>
        </draw:frame>
        <draw:line draw:style-name="gr22" draw:text-style-name="P20" draw:layer="layout" svg:x1="10.329cm" svg:y1="17.376cm" svg:x2="12.317cm" svg:y2="17.366cm">
          <text:p/>
        </draw:line>
        <draw:line draw:style-name="gr22" draw:text-style-name="P20" draw:layer="layout" svg:x1="4.614cm" svg:y1="19.027cm" svg:x2="6.519cm" svg:y2="19.027cm">
          <text:p/>
        </draw:line>
        <draw:frame draw:style-name="gr26" draw:text-style-name="P22" draw:layer="layout" svg:width="1.67cm" svg:height="0.903cm" svg:x="2.863cm" svg:y="18.519cm">
          <draw:text-box>
            <text:p><text:span text:style-name="T16">Row</text:span></text:p>
          </draw:text-box>
        </draw:frame>
        <draw:frame draw:style-name="gr27" draw:text-style-name="P22" draw:layer="layout" svg:width="3.046cm" svg:height="0.903cm" svg:x="12.14cm" svg:y="16.922cm">
          <draw:text-box>
            <text:p><text:span text:style-name="T16">Data Out</text:span></text:p>
          </draw:text-box>
        </draw:frame>
        <draw:frame draw:style-name="gr28" draw:text-style-name="P22" draw:layer="layout" svg:width="15.217cm" svg:height="6.119cm" svg:x="6.108cm" svg:y="1.806cm">
          <draw:text-box>
            <text:p><text:span text:style-name="T5">Each memory module is designed to be dumb.</text:span></text:p>
            <text:p><text:span text:style-name="T5">They only have two operations: </text:span><text:span text:style-name="T17">Read</text:span><text:span text:style-name="T5"> and </text:span><text:span text:style-name="T17">Write</text:span><text:span text:style-name="T5">.</text:span></text:p>
            <text:p><text:span text:style-name="T5">The memory controller tells the memory which row</text:span><text:span text:style-name="T5"><text:line-break/></text:span><text:span text:style-name="T5">to write to and what data to write.</text:span><text:span text:style-name="T5"><text:line-break/></text:span><text:span text:style-name="T5">It is the memory controller's responsibility to ensure</text:span><text:span text:style-name="T5"><text:line-break/></text:span><text:span text:style-name="T5">that no read or write operations occur while a read</text:span><text:span text:style-name="T5"><text:line-break/></text:span><text:span text:style-name="T5">or write is already taking place (by checking the</text:span><text:span text:style-name="T5"><text:line-break/></text:span><text:span text:style-name="T17">mem_lock</text:span><text:span text:style-name="T18"> variable).</text:span></text:p>
            <text:p><text:span text:style-name="T5"><text:s/></text:span></text:p>
          </draw:text-box>
        </draw:frame>
        <draw:frame draw:style-name="gr29" draw:text-style-name="P22" draw:layer="layout" svg:width="9.941cm" svg:height="4.163cm" svg:x="15.057cm" svg:y="15.206cm">
          <draw:text-box>
            <text:list text:style-name="L1">
              <text:list-item>
                <text:p><text:span text:style-name="T16">8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8 rows (e.g., 0x0, 0x8, 0x16)</text:span></text:p>
              </text:list-item>
              <text:list-item>
                <text:p><text:span text:style-name="T16">TS=128: 8 rows</text:span></text:p>
              </text:list-item>
              <text:list-item>
                <text:p><text:span text:style-name="T16">TS=512: 32 rows</text:span></text:p>
              </text:list-item>
              <text:list-item>
                <text:p><text:span text:style-name="T16">TS=1024: 64 rows</text:span></text:p>
              </text:list-item>
            </text:list>
          </draw:text-box>
        </draw:frame>
        <draw:custom-shape draw:style-name="gr21" draw:text-style-name="P19" draw:layer="layout" svg:width="3.81cm" svg:height="3.81cm" svg:x="6.518cm" svg:y="9.671cm">
          <text:p text:style-name="P7"><text:span text:style-name="T14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0" draw:layer="layout" svg:x1="4.613cm" svg:y1="9.879cm" svg:x2="6.518cm" svg:y2="9.879cm">
          <text:p/>
        </draw:line>
        <draw:line draw:style-name="gr22" draw:text-style-name="P20" draw:layer="layout" svg:x1="4.613cm" svg:y1="12.065cm" svg:x2="6.518cm" svg:y2="12.065cm">
          <text:p/>
        </draw:line>
        <draw:frame draw:style-name="gr23" draw:text-style-name="P21" draw:layer="layout" svg:width="2.005cm" svg:height="0.903cm" svg:x="2.735cm" svg:y="9.425cm">
          <draw:text-box>
            <text:p><text:span text:style-name="T15">Write</text:span></text:p>
          </draw:text-box>
        </draw:frame>
        <draw:frame draw:style-name="gr24" draw:text-style-name="P21" draw:layer="layout" svg:width="1.941cm" svg:height="0.903cm" svg:x="2.735cm" svg:y="11.557cm">
          <draw:text-box>
            <text:p><text:span text:style-name="T15">Read</text:span></text:p>
          </draw:text-box>
        </draw:frame>
        <draw:line draw:style-name="gr22" draw:text-style-name="P20" draw:layer="layout" svg:x1="4.64cm" svg:y1="11.022cm" svg:x2="6.545cm" svg:y2="11.022cm">
          <text:p/>
        </draw:line>
        <draw:frame draw:style-name="gr25" draw:text-style-name="P22" draw:layer="layout" svg:width="2.547cm" svg:height="1.089cm" svg:x="2.254cm" svg:y="10.487cm">
          <draw:text-box>
            <text:p><text:span text:style-name="T16">Data In</text:span></text:p>
          </draw:text-box>
        </draw:frame>
        <draw:line draw:style-name="gr22" draw:text-style-name="P20" draw:layer="layout" svg:x1="10.328cm" svg:y1="11.576cm" svg:x2="12.233cm" svg:y2="11.576cm">
          <text:p/>
        </draw:line>
        <draw:line draw:style-name="gr22" draw:text-style-name="P20" draw:layer="layout" svg:x1="4.613cm" svg:y1="13.227cm" svg:x2="6.518cm" svg:y2="13.227cm">
          <text:p/>
        </draw:line>
        <draw:frame draw:style-name="gr26" draw:text-style-name="P22" draw:layer="layout" svg:width="1.67cm" svg:height="0.903cm" svg:x="2.862cm" svg:y="12.719cm">
          <draw:text-box>
            <text:p><text:span text:style-name="T16">Row</text:span></text:p>
          </draw:text-box>
        </draw:frame>
        <draw:frame draw:style-name="gr27" draw:text-style-name="P22" draw:layer="layout" svg:width="3.046cm" svg:height="0.903cm" svg:x="12.139cm" svg:y="11.122cm">
          <draw:text-box>
            <text:p><text:span text:style-name="T16">Data Out</text:span></text:p>
          </draw:text-box>
        </draw:frame>
        <draw:frame draw:style-name="gr30" draw:text-style-name="P22" draw:layer="layout" svg:width="10.661cm" svg:height="4.163cm" svg:x="15.092cm" svg:y="9.51cm">
          <draw:text-box>
            <text:list text:style-name="L1">
              <text:list-item>
                <text:p><text:span text:style-name="T16">4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16 rows (e.g., 0x0, 0x16, 0x32)</text:span></text:p>
              </text:list-item>
              <text:list-item>
                <text:p><text:span text:style-name="T16">TS=128: 16 rows</text:span></text:p>
              </text:list-item>
              <text:list-item>
                <text:p><text:span text:style-name="T16">TS=512: 64 rows</text:span></text:p>
              </text:list-item>
              <text:list-item>
                <text:p><text:span text:style-name="T16">TS=1024: 128 rows</text:span></text:p>
              </text:list-item>
            </text:list>
          </draw:text-box>
        </draw:frame>
        <draw:custom-shape draw:style-name="gr31" draw:text-style-name="P23" draw:layer="layout" svg:width="15.367cm" svg:height="5.588cm" svg:x="5.981cm" svg:y="1.7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3.368cm" svg:height="5.588cm" svg:x="2.284cm" svg:y="8.6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3.368cm" svg:height="5.588cm" svg:x="2.284cm" svg:y="14.4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33" draw:text-style-name="P24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xml:id="id22" draw:id="id22" draw:layer="layout" svg:width="2.54cm" svg:height="2.54cm" svg:x="23.29cm" svg:y="6.11cm">
          <text:p text:style-name="P7"><text:span text:style-name="T19">Device</text:span><text:span text:style-name="T19"><text:line-break/>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xml:id="id23" draw:id="id23" draw:layer="layout" svg:width="2.54cm" svg:height="2.54cm" svg:x="23.29cm" svg:y="9.91cm">
          <text:p text:style-name="P7"><text:span text:style-name="T19">Device</text:span><text:span text:style-name="T19"><text:line-break/>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24" draw:id="id24" draw:layer="layout" svg:width="2.54cm" svg:height="2.54cm" svg:x="23.29cm" svg:y="13.71cm">
          <text:p text:style-name="P7"><text:span text:style-name="T19">Device</text:span><text:span text:style-name="T19"><text:line-break/>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21" draw:id="id21" draw:layer="layout" svg:width="5.08cm" svg:height="10.16cm" svg:x="14.94cm" svg:y="6.11cm">
          <text:p text:style-name="P27"><text:span text:style-name="T20"/></text:p>
          <text:p text:style-name="P27"><text:span text:style-name="T20">M3</text:span></text:p>
          <text:p text:style-name="P27"><text:span text:style-name="T20">16x512</text:span></text:p>
          <text:p text:style-name="P27"><text:span text:style-name="T20"/></text:p>
          <text:p text:style-name="P27"><text:span text:style-name="T20"/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19" draw:id="id19" draw:layer="layout" svg:width="5.08cm" svg:height="10.16cm" svg:x="7.34cm" svg:y="6.11cm">
          <text:p text:style-name="P27"><text:span text:style-name="T20"/></text:p>
          <text:p text:style-name="P27"><text:span text:style-name="T20">M2</text:span></text:p>
          <text:p text:style-name="P27"><text:span text:style-name="T20">8x256</text:span></text:p>
          <text:p text:style-name="P27"><text:span text:style-name="T20"/></text:p>
          <text:p text:style-name="P27"><text:span text:style-name="T20"/></text:p>
          <draw:enhanced-geometry svg:viewBox="0 0 21600 21600" draw:mirror-horizontal="false" draw:type="rectangle" draw:enhanced-path="M 0 0 L 21600 0 21600 21600 0 21600 0 0 Z N"/>
        </draw:custom-shape>
        <draw:custom-shape draw:style-name="gr36" draw:text-style-name="P26" xml:id="id20" draw:id="id20" draw:layer="layout" svg:width="2.54cm" svg:height="5.08cm" svg:x="1.57cm" svg:y="8.65cm">
          <text:p text:style-name="P7"><text:span text:style-name="T19">Satellite</text:span></text:p>
          <text:p text:style-name="P7"><text:span text:style-name="T19">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xml:id="id25" draw:id="id25" draw:layer="layout" svg:width="12.7cm" svg:height="1.397cm" svg:x="7.35cm" svg:y="3.57cm">
          <text:p text:style-name="P7"><text:span text:style-name="T5">M1</text:span></text:p>
          <text:p text:style-name="P7"><text:span text:style-name="T5">2x128</text:span></text:p>
          <draw:enhanced-geometry svg:viewBox="0 0 21600 21600" draw:type="rectangle" draw:enhanced-path="M 0 0 L 21600 0 21600 21600 0 21600 0 0 Z N"/>
        </draw:custom-shape>
        <draw:connector draw:style-name="gr38" draw:text-style-name="P7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9" draw:text-style-name="P29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9" draw:text-style-name="P29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9" draw:text-style-name="P29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8" draw:text-style-name="P29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2" draw:text-style-name="P29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2" draw:text-style-name="P29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0" draw:text-style-name="P30" draw:layer="layout" svg:width="9.57cm" svg:height="0.988cm" svg:x="9.61cm" svg:y="1.598cm">
          <draw:text-box>
            <text:p><text:span text:style-name="T2">Cache Controller Memory</text:span></text:p>
          </draw:text-box>
        </draw:frame>
        <draw:frame draw:style-name="gr41" draw:text-style-name="P18" draw:layer="layout" svg:width="17.833cm" svg:height="13.39cm" svg:x="2.155cm" svg:y="2.93cm">
          <draw:text-box>
            <text:p><text:span text:style-name="T21">One </text:span><text:span text:style-name="T22">M1 </text:span><text:span text:style-name="T21">memory module is used as the memory for the</text:span><text:span text:style-name="T21"><text:line-break/></text:span><text:span text:style-name="T21">cache controller to act as a virtual address space for the </text:span><text:span text:style-name="T22">M2</text:span><text:span text:style-name="T22"><text:line-break/></text:span><text:span text:style-name="T21">and </text:span><text:span text:style-name="T22">M3</text:span><text:span text:style-name="T21"> memories. Each line corresponds to a “block” (128 lines)</text:span></text:p>
            <text:p><text:span text:style-name="T21">in the respective memories.</text:span></text:p>
            <text:p><text:span text:style-name="T21"/></text:p>
            <text:p><text:span text:style-name="T22">M3 Memory Map: </text:span><text:span text:style-name="T22"><text:tab/></text:span><text:span text:style-name="T21">0x00 – 0x3F (64 lines)</text:span></text:p>
            <text:p><text:span text:style-name="T22">M2 Memory Map: </text:span><text:span text:style-name="T22"><text:tab/></text:span><text:span text:style-name="T21">0x40 – 0x4F (16 lines)</text:span></text:p>
            <text:p><text:span text:style-name="T4"/></text:p>
            <text:p><text:span text:style-name="T22">[15:14] </text:span><text:span text:style-name="T22"><text:tab/></text:span><text:span text:style-name="T22">type </text:span><text:span text:style-name="T19"><text:tab/></text:span><text:span text:style-name="T19">00 – Word</text:span><text:span text:style-name="T19"><text:tab/></text:span><text:span text:style-name="T19">(TS = 128) (1 block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01 – Quad</text:span><text:span text:style-name="T19"><text:tab/></text:span><text:span text:style-name="T19">(TS = 512) (4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0 – Long</text:span><text:span text:style-name="T19"><text:tab/></text:span><text:span text:style-name="T19">(TS = 1024) (8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1 – Invalid</text:span></text:p>
            <text:p><text:span text:style-name="T22"/></text:p>
            <text:p><text:span text:style-name="T22">[13:9] </text:span><text:span text:style-name="T22"><text:tab/></text:span><text:span text:style-name="T22">tag</text:span><text:span text:style-name="T22"><text:tab/></text:span><text:span text:style-name="T22"><text:tab/></text:span><text:span text:style-name="T21">Tag of data</text:span></text:p>
            <text:p><text:span text:style-name="T22"/></text:p>
            <text:p><text:span text:style-name="T22">[8] 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  <text:p><text:span text:style-name="T22"/></text:p>
            <text:p><text:span text:style-name="T22">[7:1] </text:span><text:span text:style-name="T22"><text:tab/></text:span><text:span text:style-name="T22">next </text:span><text:span text:style-name="T22"><text:tab/></text:span><text:span text:style-name="T21">Row in cache controller containing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next segment (no next = 1111111</text:span><text:span text:style-name="T23">b</text:span><text:span text:style-name="T24">)</text:span></text:p>
            <text:p><text:span text:style-name="T21"/></text:p>
            <text:p><text:span text:style-name="T22">[0]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</draw:text-box>
        </draw:frame>
        <draw:custom-shape draw:style-name="gr42" draw:text-style-name="P31" draw:layer="layout" svg:width="1.073cm" svg:height="1.144cm" svg:x="4.335cm" svg:y="18.069cm">
          <text:p text:style-name="P27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1.073cm" svg:height="1.144cm" svg:x="5.408cm" svg:y="18.069cm">
          <text:p text:style-name="P27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.072cm" svg:height="1.144cm" svg:x="6.481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1.071cm" svg:height="1.144cm" svg:x="7.553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1.073cm" svg:height="1.144cm" svg:x="8.624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1.073cm" svg:height="1.144cm" svg:x="9.697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31" draw:layer="layout" svg:width="1.073cm" svg:height="1.144cm" svg:x="10.77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1.071cm" svg:height="1.144cm" svg:x="11.843cm" svg:y="18.069cm">
          <text:p text:style-name="P27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6" draw:id="id26" draw:layer="layout" svg:width="1.073cm" svg:height="1.144cm" svg:x="13.342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draw:layer="layout" svg:width="1.071cm" svg:height="1.144cm" svg:x="14.415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1.075cm" svg:height="1.144cm" svg:x="15.486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draw:layer="layout" svg:width="1.071cm" svg:height="1.144cm" svg:x="16.561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32" draw:layer="layout" svg:width="1.072cm" svg:height="1.144cm" svg:x="17.632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.073cm" svg:height="1.144cm" svg:x="18.704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1.073cm" svg:height="1.144cm" svg:x="19.777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xml:id="id27" draw:id="id27" draw:layer="layout" svg:width="1.071cm" svg:height="1.144cm" svg:x="20.85cm" svg:y="18.069cm">
          <text:p text:style-name="P27"><text:span text:style-name="T25">0</text:span></text:p>
          <draw:enhanced-geometry svg:viewBox="0 0 21600 21600" draw:type="rectangle" draw:enhanced-path="M 0 0 L 21600 0 21600 21600 0 21600 0 0 Z N"/>
        </draw:custom-shape>
        <draw:frame draw:style-name="gr58" draw:text-style-name="P33" draw:layer="layout" svg:width="1.959cm" svg:height="3.161cm" svg:x="2.101cm" svg:y="17.129cm">
          <draw:text-box>
            <text:p>0x00</text:p>
            <text:p text:style-name="P7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text:p><text:span text:style-name="T27">0x4F</text:span></text:p>
          </draw:text-box>
        </draw:frame>
        <draw:frame draw:style-name="gr59" draw:text-style-name="P34" draw:layer="layout" svg:width="1.522cm" svg:height="0.662cm" svg:x="3.922cm" svg:y="19.161cm">
          <draw:text-box>
            <text:p><text:span text:style-name="T28">bit 15</text:span></text:p>
          </draw:text-box>
        </draw:frame>
        <draw:frame draw:style-name="gr60" draw:text-style-name="P34" draw:layer="layout" svg:width="1.298cm" svg:height="0.662cm" svg:x="21.448cm" svg:y="19.134cm">
          <draw:text-box>
            <text:p><text:span text:style-name="T28">bit 0</text:span></text:p>
          </draw:text-box>
        </draw:frame>
        <draw:frame draw:style-name="gr61" draw:text-style-name="P36" draw:layer="layout" svg:width="4.706cm" svg:height="0.802cm" svg:x="15.218cm" svg:y="16.802cm">
          <draw:text-box>
            <text:p text:style-name="P35"><text:span text:style-name="T12">0xFE = Invalid Line</text:span></text:p>
          </draw:text-box>
        </draw:frame>
        <draw:connector draw:style-name="gr62" draw:text-style-name="P7" draw:layer="layout" svg:x1="13.878cm" svg:y1="18.069cm" svg:x2="21.385cm" svg:y2="18.069cm" draw:start-shape="id26" draw:start-glue-point="0" draw:end-shape="id27" svg:d="M13878 18069v-541h7507v541" svg:viewBox="0 0 7508 542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0" draw:text-style-name="P30" draw:layer="layout" svg:width="9.57cm" svg:height="0.988cm" svg:x="9.575cm" svg:y="1.657cm">
          <draw:text-box>
            <text:p><text:span text:style-name="T2">Cache Controller Memory</text:span></text:p>
          </draw:text-box>
        </draw:frame>
        <draw:frame draw:style-name="gr63" draw:text-style-name="P34" draw:layer="layout" svg:width="20.979cm" svg:height="5.163cm" svg:x="2.113cm" svg:y="2.977cm">
          <draw:text-box>
            <text:p><text:span text:style-name="T19">The rest of the </text:span><text:span text:style-name="T22">M1</text:span><text:span text:style-name="T21"> memory is used to track which of the blocks of memory</text:span><text:span text:style-name="T21"><text:line-break/></text:span><text:span text:style-name="T21">have empty spots.</text:span></text:p>
            <text:p><text:span text:style-name="T21"/></text:p>
            <text:p><text:span text:style-name="T21">A 0 in a bit means that the corresponding block is empty.</text:span></text:p>
            <text:p><text:span text:style-name="T21">A 1 in a bit means that the corresponding block contains valid data.</text:span></text:p>
            <text:p><text:span text:style-name="T21"/></text:p>
            <text:p><text:span text:style-name="T22">M3 Valid Map: </text:span><text:span text:style-name="T22"><text:tab/></text:span><text:span text:style-name="T22"><text:tab/></text:span><text:span text:style-name="T22"><text:tab/></text:span><text:span text:style-name="T21">0x50 – 0x53</text:span></text:p>
            <text:p><text:span text:style-name="T22">M2 Valid Map: </text:span><text:span text:style-name="T22"><text:tab/></text:span><text:span text:style-name="T22"><text:tab/></text:span><text:span text:style-name="T22"><text:tab/></text:span><text:span text:style-name="T21">0x54</text:span></text:p>
          </draw:text-box>
        </draw:frame>
        <draw:custom-shape draw:style-name="gr64" draw:text-style-name="P32" draw:layer="layout" svg:width="1.157cm" svg:height="1.127cm" svg:x="2.247cm" svg:y="9.624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2" draw:layer="layout" svg:width="1.158cm" svg:height="1.127cm" svg:x="3.404cm" svg:y="9.624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2" draw:layer="layout" svg:width="1.158cm" svg:height="1.127cm" svg:x="4.562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draw:layer="layout" svg:width="1.158cm" svg:height="1.127cm" svg:x="5.72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2" draw:layer="layout" svg:width="1.157cm" svg:height="1.127cm" svg:x="6.878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2" draw:layer="layout" svg:width="1.159cm" svg:height="1.127cm" svg:x="8.035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2" draw:layer="layout" svg:width="1.156cm" svg:height="1.127cm" svg:x="9.194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draw:layer="layout" svg:width="1.159cm" svg:height="1.127cm" svg:x="10.35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157cm" svg:height="1.127cm" svg:x="2.247cm" svg:y="9.624cm">
          <text:p text:style-name="P27"><text:span text:style-name="T29">block</text:span><text:span text:style-name="T29"><text:line-break/></text:span><text:span text:style-name="T2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158cm" svg:height="1.127cm" svg:x="3.404cm" svg:y="9.624cm">
          <text:p text:style-name="P27"><text:span text:style-name="T29">block</text:span><text:span text:style-name="T29"><text:line-break/></text:span><text:span text:style-name="T2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1.158cm" svg:height="1.127cm" svg:x="4.562cm" svg:y="9.624cm">
          <text:p text:style-name="P27"><text:span text:style-name="T29">block</text:span><text:span text:style-name="T29"><text:line-break/></text:span><text:span text:style-name="T2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2" draw:layer="layout" svg:width="1.158cm" svg:height="1.127cm" svg:x="5.72cm" svg:y="9.624cm">
          <text:p text:style-name="P27"><text:span text:style-name="T29">block</text:span><text:span text:style-name="T29"><text:line-break/></text:span><text:span text:style-name="T2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1.157cm" svg:height="1.127cm" svg:x="6.878cm" svg:y="9.624cm">
          <text:p text:style-name="P27"><text:span text:style-name="T29">block</text:span><text:span text:style-name="T29"><text:line-break/></text:span><text:span text:style-name="T29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2" draw:layer="layout" svg:width="1.159cm" svg:height="1.127cm" svg:x="8.035cm" svg:y="9.624cm">
          <text:p text:style-name="P27"><text:span text:style-name="T29">block</text:span><text:span text:style-name="T29"><text:line-break/></text:span><text:span text:style-name="T29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draw:layer="layout" svg:width="1.156cm" svg:height="1.127cm" svg:x="9.194cm" svg:y="9.624cm">
          <text:p text:style-name="P27"><text:span text:style-name="T29">block</text:span><text:span text:style-name="T29"><text:line-break/></text:span><text:span text:style-name="T2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2" draw:layer="layout" svg:width="1.159cm" svg:height="1.127cm" svg:x="10.35cm" svg:y="9.624cm">
          <text:p text:style-name="P27"><text:span text:style-name="T29">block</text:span><text:span text:style-name="T29"><text:line-break/></text:span><text:span text:style-name="T2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2" draw:layer="layout" svg:width="1.158cm" svg:height="1.127cm" svg:x="12.031cm" svg:y="9.63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2" draw:layer="layout" svg:width="1.157cm" svg:height="1.127cm" svg:x="13.189cm" svg:y="9.63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2" draw:layer="layout" svg:width="1.159cm" svg:height="1.127cm" svg:x="14.346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2" draw:layer="layout" svg:width="1.157cm" svg:height="1.127cm" svg:x="15.505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2" draw:layer="layout" svg:width="1.157cm" svg:height="1.127cm" svg:x="16.662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2" draw:layer="layout" svg:width="1.159cm" svg:height="1.127cm" svg:x="17.819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1.156cm" svg:height="1.127cm" svg:x="18.978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1.159cm" svg:height="1.127cm" svg:x="20.134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2" draw:layer="layout" svg:width="1.158cm" svg:height="1.127cm" svg:x="12.031cm" svg:y="9.631cm">
          <text:p text:style-name="P27"><text:span text:style-name="T29">block</text:span><text:span text:style-name="T29"><text:line-break/></text:span><text:span text:style-name="T2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157cm" svg:height="1.127cm" svg:x="13.189cm" svg:y="9.631cm">
          <text:p text:style-name="P27"><text:span text:style-name="T29">block</text:span><text:span text:style-name="T29"><text:line-break/></text:span><text:span text:style-name="T29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2" draw:layer="layout" svg:width="1.159cm" svg:height="1.127cm" svg:x="14.346cm" svg:y="9.631cm">
          <text:p text:style-name="P27"><text:span text:style-name="T29">block</text:span><text:span text:style-name="T29"><text:line-break/></text:span><text:span text:style-name="T2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2" draw:layer="layout" svg:width="1.157cm" svg:height="1.127cm" svg:x="15.505cm" svg:y="9.631cm">
          <text:p text:style-name="P27"><text:span text:style-name="T29">block</text:span><text:span text:style-name="T29"><text:line-break/></text:span><text:span text:style-name="T29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57cm" svg:height="1.127cm" svg:x="16.662cm" svg:y="9.631cm">
          <text:p text:style-name="P27"><text:span text:style-name="T29">block</text:span><text:span text:style-name="T29"><text:line-break/></text:span><text:span text:style-name="T29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2" draw:layer="layout" svg:width="1.159cm" svg:height="1.127cm" svg:x="17.819cm" svg:y="9.631cm">
          <text:p text:style-name="P27"><text:span text:style-name="T29">block</text:span><text:span text:style-name="T29"><text:line-break/></text:span><text:span text:style-name="T29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156cm" svg:height="1.127cm" svg:x="18.978cm" svg:y="9.631cm">
          <text:p text:style-name="P27"><text:span text:style-name="T29">block</text:span><text:span text:style-name="T29"><text:line-break/></text:span><text:span text:style-name="T2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2" xml:id="id28" draw:id="id28" draw:layer="layout" svg:width="1.159cm" svg:height="1.127cm" svg:x="20.134cm" svg:y="9.631cm">
          <text:p text:style-name="P27"><text:span text:style-name="T29">block</text:span><text:span text:style-name="T29"><text:line-break/></text:span><text:span text:style-name="T29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2" draw:layer="layout" svg:width="1.159cm" svg:height="1.127cm" svg:x="2.331cm" svg:y="11.843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2" draw:layer="layout" svg:width="1.157cm" svg:height="1.127cm" svg:x="3.49cm" svg:y="11.843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2" draw:layer="layout" svg:width="1.157cm" svg:height="1.127cm" svg:x="4.647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2" draw:layer="layout" svg:width="1.158cm" svg:height="1.127cm" svg:x="5.804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2" draw:layer="layout" svg:width="1.158cm" svg:height="1.127cm" svg:x="6.962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2" draw:layer="layout" svg:width="1.158cm" svg:height="1.127cm" svg:x="8.12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2" draw:layer="layout" svg:width="1.157cm" svg:height="1.127cm" svg:x="9.278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2" draw:layer="layout" svg:width="1.159cm" svg:height="1.127cm" svg:x="10.435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2" draw:layer="layout" svg:width="1.159cm" svg:height="1.127cm" svg:x="2.331cm" svg:y="11.843cm">
          <text:p text:style-name="P27"><text:span text:style-name="T29">block</text:span><text:span text:style-name="T29"><text:line-break/></text:span><text:span text:style-name="T2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2" draw:layer="layout" svg:width="1.157cm" svg:height="1.127cm" svg:x="3.49cm" svg:y="11.843cm">
          <text:p text:style-name="P27"><text:span text:style-name="T29">block</text:span><text:span text:style-name="T29"><text:line-break/></text:span><text:span text:style-name="T29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1.157cm" svg:height="1.127cm" svg:x="4.647cm" svg:y="11.843cm">
          <text:p text:style-name="P27"><text:span text:style-name="T29">block</text:span><text:span text:style-name="T29"><text:line-break/></text:span><text:span text:style-name="T29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draw:layer="layout" svg:width="1.158cm" svg:height="1.127cm" svg:x="5.804cm" svg:y="11.843cm">
          <text:p text:style-name="P27"><text:span text:style-name="T29">block</text:span><text:span text:style-name="T29"><text:line-break/></text:span><text:span text:style-name="T29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2" draw:layer="layout" svg:width="1.158cm" svg:height="1.127cm" svg:x="6.962cm" svg:y="11.843cm">
          <text:p text:style-name="P27"><text:span text:style-name="T29">block</text:span><text:span text:style-name="T29"><text:line-break/></text:span><text:span text:style-name="T2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2" draw:layer="layout" svg:width="1.158cm" svg:height="1.127cm" svg:x="8.12cm" svg:y="11.843cm">
          <text:p text:style-name="P27"><text:span text:style-name="T29">block</text:span><text:span text:style-name="T29"><text:line-break/></text:span><text:span text:style-name="T29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2" draw:layer="layout" svg:width="1.157cm" svg:height="1.127cm" svg:x="9.278cm" svg:y="11.843cm">
          <text:p text:style-name="P27"><text:span text:style-name="T29">block</text:span><text:span text:style-name="T29"><text:line-break/></text:span><text:span text:style-name="T2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2" draw:layer="layout" svg:width="1.159cm" svg:height="1.127cm" svg:x="10.435cm" svg:y="11.843cm">
          <text:p text:style-name="P27"><text:span text:style-name="T29">block</text:span><text:span text:style-name="T29"><text:line-break/></text:span><text:span text:style-name="T2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7" draw:layer="layout" svg:width="1.831cm" svg:height="0.988cm" svg:x="1.989cm" svg:y="8.846cm">
          <draw:text-box>
            <text:p><text:span text:style-name="T21">0x50</text:span></text:p>
          </draw:text-box>
        </draw:frame>
        <draw:custom-shape draw:style-name="gr113" draw:text-style-name="P32" draw:layer="layout" svg:width="1.158cm" svg:height="1.127cm" svg:x="12.057cm" svg:y="11.858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158cm" svg:height="1.127cm" svg:x="13.215cm" svg:y="11.858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2" draw:layer="layout" svg:width="1.157cm" svg:height="1.127cm" svg:x="14.373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2" draw:layer="layout" svg:width="1.159cm" svg:height="1.127cm" svg:x="15.53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2" draw:layer="layout" svg:width="1.157cm" svg:height="1.127cm" svg:x="16.689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2" draw:layer="layout" svg:width="1.158cm" svg:height="1.127cm" svg:x="17.846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2" draw:layer="layout" svg:width="1.157cm" svg:height="1.127cm" svg:x="19.004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2" draw:layer="layout" svg:width="1.159cm" svg:height="1.127cm" svg:x="20.161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.158cm" svg:height="1.127cm" svg:x="12.057cm" svg:y="11.858cm">
          <text:p text:style-name="P27"><text:span text:style-name="T29">block</text:span><text:span text:style-name="T29"><text:line-break/></text:span><text:span text:style-name="T29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2" draw:layer="layout" svg:width="1.158cm" svg:height="1.127cm" svg:x="13.215cm" svg:y="11.858cm">
          <text:p text:style-name="P27"><text:span text:style-name="T29">block</text:span><text:span text:style-name="T29"><text:line-break/></text:span><text:span text:style-name="T29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2" draw:layer="layout" svg:width="1.157cm" svg:height="1.127cm" svg:x="14.373cm" svg:y="11.858cm">
          <text:p text:style-name="P27"><text:span text:style-name="T29">block</text:span><text:span text:style-name="T29"><text:line-break/></text:span><text:span text:style-name="T29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2" draw:layer="layout" svg:width="1.159cm" svg:height="1.127cm" svg:x="15.53cm" svg:y="11.858cm">
          <text:p text:style-name="P27"><text:span text:style-name="T29">block</text:span><text:span text:style-name="T29"><text:line-break/></text:span><text:span text:style-name="T29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2" draw:layer="layout" svg:width="1.157cm" svg:height="1.127cm" svg:x="16.689cm" svg:y="11.858cm">
          <text:p text:style-name="P27"><text:span text:style-name="T29">block</text:span><text:span text:style-name="T29"><text:line-break/></text:span><text:span text:style-name="T2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2" draw:layer="layout" svg:width="1.158cm" svg:height="1.127cm" svg:x="17.846cm" svg:y="11.858cm">
          <text:p text:style-name="P27"><text:span text:style-name="T29">block</text:span><text:span text:style-name="T29"><text:line-break/></text:span><text:span text:style-name="T29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2" draw:layer="layout" svg:width="1.157cm" svg:height="1.127cm" svg:x="19.004cm" svg:y="11.858cm">
          <text:p text:style-name="P27"><text:span text:style-name="T29">block</text:span><text:span text:style-name="T29"><text:line-break/></text:span><text:span text:style-name="T2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2" draw:layer="layout" svg:width="1.159cm" svg:height="1.127cm" svg:x="20.161cm" svg:y="11.858cm">
          <text:p text:style-name="P27"><text:span text:style-name="T29">block</text:span><text:span text:style-name="T29"><text:line-break/></text:span><text:span text:style-name="T29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2" draw:layer="layout" svg:width="1.157cm" svg:height="1.127cm" svg:x="2.291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2" draw:layer="layout" svg:width="1.157cm" svg:height="1.127cm" svg:x="3.448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2" draw:layer="layout" svg:width="1.159cm" svg:height="1.127cm" svg:x="4.605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2" draw:layer="layout" svg:width="1.158cm" svg:height="1.127cm" svg:x="5.764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2" draw:layer="layout" svg:width="1.156cm" svg:height="1.127cm" svg:x="6.922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draw:layer="layout" svg:width="1.16cm" svg:height="1.127cm" svg:x="8.07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2" draw:layer="layout" svg:width="1.155cm" svg:height="1.127cm" svg:x="9.23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2" draw:layer="layout" svg:width="1.158cm" svg:height="1.127cm" svg:x="10.393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2" draw:layer="layout" svg:width="1.157cm" svg:height="1.127cm" svg:x="2.291cm" svg:y="14.051cm">
          <text:p text:style-name="P27"><text:span text:style-name="T29">block</text:span><text:span text:style-name="T29"><text:line-break/></text:span><text:span text:style-name="T2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2" draw:layer="layout" svg:width="1.157cm" svg:height="1.127cm" svg:x="3.448cm" svg:y="14.051cm">
          <text:p text:style-name="P27"><text:span text:style-name="T29">block</text:span><text:span text:style-name="T29"><text:line-break/></text:span><text:span text:style-name="T29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2" draw:layer="layout" svg:width="1.159cm" svg:height="1.127cm" svg:x="4.605cm" svg:y="14.051cm">
          <text:p text:style-name="P27"><text:span text:style-name="T29">block</text:span><text:span text:style-name="T29"><text:line-break/></text:span><text:span text:style-name="T29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2" draw:layer="layout" svg:width="1.158cm" svg:height="1.127cm" svg:x="5.764cm" svg:y="14.051cm">
          <text:p text:style-name="P27"><text:span text:style-name="T29">block</text:span><text:span text:style-name="T29"><text:line-break/></text:span><text:span text:style-name="T29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2" draw:layer="layout" svg:width="1.156cm" svg:height="1.127cm" svg:x="6.922cm" svg:y="14.051cm">
          <text:p text:style-name="P27"><text:span text:style-name="T29">block</text:span><text:span text:style-name="T29"><text:line-break/></text:span><text:span text:style-name="T29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2" draw:layer="layout" svg:width="1.16cm" svg:height="1.127cm" svg:x="8.078cm" svg:y="14.051cm">
          <text:p text:style-name="P27"><text:span text:style-name="T29">block</text:span><text:span text:style-name="T29"><text:line-break/></text:span><text:span text:style-name="T2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draw:layer="layout" svg:width="1.155cm" svg:height="1.127cm" svg:x="9.238cm" svg:y="14.051cm">
          <text:p text:style-name="P27"><text:span text:style-name="T29">block</text:span><text:span text:style-name="T29"><text:line-break/></text:span><text:span text:style-name="T2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2" draw:layer="layout" svg:width="1.158cm" svg:height="1.127cm" svg:x="10.393cm" svg:y="14.051cm">
          <text:p text:style-name="P27"><text:span text:style-name="T29">block</text:span><text:span text:style-name="T29"><text:line-break/></text:span><text:span text:style-name="T29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draw:layer="layout" svg:width="1.159cm" svg:height="1.127cm" svg:x="12.075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2" draw:layer="layout" svg:width="1.157cm" svg:height="1.127cm" svg:x="13.234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2" draw:layer="layout" svg:width="1.158cm" svg:height="1.127cm" svg:x="14.391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2" draw:layer="layout" svg:width="1.157cm" svg:height="1.127cm" svg:x="15.549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2" draw:layer="layout" svg:width="1.159cm" svg:height="1.127cm" svg:x="16.706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2" draw:layer="layout" svg:width="1.157cm" svg:height="1.127cm" svg:x="17.865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2" draw:layer="layout" svg:width="1.158cm" svg:height="1.127cm" svg:x="19.022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2" draw:layer="layout" svg:width="1.158cm" svg:height="1.127cm" svg:x="20.1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2" draw:layer="layout" svg:width="1.159cm" svg:height="1.127cm" svg:x="12.075cm" svg:y="14.051cm">
          <text:p text:style-name="P27"><text:span text:style-name="T29">block</text:span><text:span text:style-name="T29"><text:line-break/></text:span><text:span text:style-name="T29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2" draw:layer="layout" svg:width="1.157cm" svg:height="1.127cm" svg:x="13.234cm" svg:y="14.051cm">
          <text:p text:style-name="P27"><text:span text:style-name="T29">block</text:span><text:span text:style-name="T29"><text:line-break/></text:span><text:span text:style-name="T2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2" draw:layer="layout" svg:width="1.158cm" svg:height="1.127cm" svg:x="14.391cm" svg:y="14.051cm">
          <text:p text:style-name="P27"><text:span text:style-name="T29">block</text:span><text:span text:style-name="T29"><text:line-break/></text:span><text:span text:style-name="T29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157cm" svg:height="1.127cm" svg:x="15.549cm" svg:y="14.051cm">
          <text:p text:style-name="P27"><text:span text:style-name="T29">block</text:span><text:span text:style-name="T29"><text:line-break/></text:span><text:span text:style-name="T29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2" draw:layer="layout" svg:width="1.159cm" svg:height="1.127cm" svg:x="16.706cm" svg:y="14.051cm">
          <text:p text:style-name="P27"><text:span text:style-name="T29">block</text:span><text:span text:style-name="T29"><text:line-break/></text:span><text:span text:style-name="T29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2" draw:layer="layout" svg:width="1.157cm" svg:height="1.127cm" svg:x="17.865cm" svg:y="14.051cm">
          <text:p text:style-name="P27"><text:span text:style-name="T29">block</text:span><text:span text:style-name="T29"><text:line-break/></text:span><text:span text:style-name="T2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2" draw:layer="layout" svg:width="1.158cm" svg:height="1.127cm" svg:x="19.022cm" svg:y="14.051cm">
          <text:p text:style-name="P27"><text:span text:style-name="T29">block</text:span><text:span text:style-name="T29"><text:line-break/></text:span><text:span text:style-name="T29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2" draw:layer="layout" svg:width="1.158cm" svg:height="1.127cm" svg:x="20.18cm" svg:y="14.051cm">
          <text:p text:style-name="P27"><text:span text:style-name="T29">block</text:span><text:span text:style-name="T29"><text:line-break/></text:span><text:span text:style-name="T2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2" draw:layer="layout" svg:width="1.159cm" svg:height="1.127cm" svg:x="2.296cm" svg:y="16.2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2" draw:layer="layout" svg:width="1.157cm" svg:height="1.127cm" svg:x="3.455cm" svg:y="16.2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2" draw:layer="layout" svg:width="1.158cm" svg:height="1.127cm" svg:x="4.612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2" draw:layer="layout" svg:width="1.157cm" svg:height="1.127cm" svg:x="5.77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2" draw:layer="layout" svg:width="1.159cm" svg:height="1.127cm" svg:x="6.927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2" draw:layer="layout" svg:width="1.157cm" svg:height="1.127cm" svg:x="8.086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2" draw:layer="layout" svg:width="1.158cm" svg:height="1.127cm" svg:x="9.243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2" draw:layer="layout" svg:width="1.158cm" svg:height="1.127cm" svg:x="10.401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2" draw:layer="layout" svg:width="1.159cm" svg:height="1.127cm" svg:x="2.296cm" svg:y="16.251cm">
          <text:p text:style-name="P27"><text:span text:style-name="T29">block</text:span><text:span text:style-name="T29"><text:line-break/></text:span><text:span text:style-name="T29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2" draw:layer="layout" svg:width="1.157cm" svg:height="1.127cm" svg:x="3.455cm" svg:y="16.251cm">
          <text:p text:style-name="P27"><text:span text:style-name="T29">block</text:span><text:span text:style-name="T29"><text:line-break/></text:span><text:span text:style-name="T2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2" draw:layer="layout" svg:width="1.158cm" svg:height="1.127cm" svg:x="4.612cm" svg:y="16.251cm">
          <text:p text:style-name="P27"><text:span text:style-name="T29">block</text:span><text:span text:style-name="T29"><text:line-break/></text:span><text:span text:style-name="T29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2" draw:layer="layout" svg:width="1.157cm" svg:height="1.127cm" svg:x="5.77cm" svg:y="16.251cm">
          <text:p text:style-name="P27"><text:span text:style-name="T29">block</text:span><text:span text:style-name="T29"><text:line-break/></text:span><text:span text:style-name="T29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2" draw:layer="layout" svg:width="1.159cm" svg:height="1.127cm" svg:x="6.927cm" svg:y="16.251cm">
          <text:p text:style-name="P27"><text:span text:style-name="T29">block</text:span><text:span text:style-name="T29"><text:line-break/></text:span><text:span text:style-name="T29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2" draw:layer="layout" svg:width="1.157cm" svg:height="1.127cm" svg:x="8.086cm" svg:y="16.251cm">
          <text:p text:style-name="P27"><text:span text:style-name="T29">block</text:span><text:span text:style-name="T29"><text:line-break/></text:span><text:span text:style-name="T29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32" draw:layer="layout" svg:width="1.158cm" svg:height="1.127cm" svg:x="9.243cm" svg:y="16.251cm">
          <text:p text:style-name="P27"><text:span text:style-name="T29">block</text:span><text:span text:style-name="T29"><text:line-break/></text:span><text:span text:style-name="T29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2" draw:layer="layout" svg:width="1.158cm" svg:height="1.127cm" svg:x="10.401cm" svg:y="16.251cm">
          <text:p text:style-name="P27"><text:span text:style-name="T29">block</text:span><text:span text:style-name="T29"><text:line-break/></text:span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2" draw:layer="layout" svg:width="1.158cm" svg:height="1.127cm" svg:x="12.084cm" svg:y="16.267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2" draw:layer="layout" svg:width="1.158cm" svg:height="1.127cm" svg:x="13.242cm" svg:y="16.267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2" draw:layer="layout" svg:width="1.158cm" svg:height="1.127cm" svg:x="14.4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2" draw:layer="layout" svg:width="1.157cm" svg:height="1.127cm" svg:x="15.558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2" draw:layer="layout" svg:width="1.159cm" svg:height="1.127cm" svg:x="16.715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32" draw:layer="layout" svg:width="1.157cm" svg:height="1.127cm" svg:x="17.874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2" draw:layer="layout" svg:width="1.156cm" svg:height="1.127cm" svg:x="19.031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2" draw:layer="layout" svg:width="1.16cm" svg:height="1.127cm" svg:x="20.187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2" draw:layer="layout" svg:width="1.158cm" svg:height="1.127cm" svg:x="12.084cm" svg:y="16.267cm">
          <text:p text:style-name="P27"><text:span text:style-name="T29">block</text:span><text:span text:style-name="T29"><text:line-break/></text:span><text:span text:style-name="T29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2" draw:layer="layout" svg:width="1.158cm" svg:height="1.127cm" svg:x="13.242cm" svg:y="16.267cm">
          <text:p text:style-name="P27"><text:span text:style-name="T29">block</text:span><text:span text:style-name="T29"><text:line-break/></text:span><text:span text:style-name="T29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2" draw:layer="layout" svg:width="1.158cm" svg:height="1.127cm" svg:x="14.4cm" svg:y="16.267cm">
          <text:p text:style-name="P27"><text:span text:style-name="T29">block</text:span><text:span text:style-name="T29"><text:line-break/></text:span><text:span text:style-name="T29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2" draw:layer="layout" svg:width="1.157cm" svg:height="1.127cm" svg:x="15.558cm" svg:y="16.267cm">
          <text:p text:style-name="P27"><text:span text:style-name="T29">block</text:span><text:span text:style-name="T29"><text:line-break/></text:span><text:span text:style-name="T29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2" draw:layer="layout" svg:width="1.159cm" svg:height="1.127cm" svg:x="16.715cm" svg:y="16.267cm">
          <text:p text:style-name="P27"><text:span text:style-name="T29">block</text:span><text:span text:style-name="T29"><text:line-break/></text:span><text:span text:style-name="T29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2" draw:layer="layout" svg:width="1.157cm" svg:height="1.127cm" svg:x="17.874cm" svg:y="16.267cm">
          <text:p text:style-name="P27"><text:span text:style-name="T29">block</text:span><text:span text:style-name="T29"><text:line-break/></text:span><text:span text:style-name="T29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2" draw:layer="layout" svg:width="1.156cm" svg:height="1.127cm" svg:x="19.031cm" svg:y="16.267cm">
          <text:p text:style-name="P27"><text:span text:style-name="T29">block</text:span><text:span text:style-name="T29"><text:line-break/></text:span><text:span text:style-name="T29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2" xml:id="id29" draw:id="id29" draw:layer="layout" svg:width="1.16cm" svg:height="1.127cm" svg:x="20.187cm" svg:y="16.267cm">
          <text:p text:style-name="P27"><text:span text:style-name="T29">block</text:span><text:span text:style-name="T29"><text:line-break/></text:span><text:span text:style-name="T29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2" draw:layer="layout" svg:width="1.157cm" svg:height="1.127cm" svg:x="2.291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2" draw:layer="layout" svg:width="1.157cm" svg:height="1.127cm" svg:x="3.448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2" draw:layer="layout" svg:width="1.159cm" svg:height="1.127cm" svg:x="4.605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2" draw:layer="layout" svg:width="1.158cm" svg:height="1.127cm" svg:x="5.764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2" draw:layer="layout" svg:width="1.156cm" svg:height="1.127cm" svg:x="6.922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2" draw:layer="layout" svg:width="1.16cm" svg:height="1.127cm" svg:x="8.07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2" draw:layer="layout" svg:width="1.155cm" svg:height="1.127cm" svg:x="9.23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32" draw:layer="layout" svg:width="1.158cm" svg:height="1.127cm" svg:x="10.393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32" draw:layer="layout" svg:width="1.157cm" svg:height="1.127cm" svg:x="2.291cm" svg:y="18.451cm">
          <text:p text:style-name="P27"><text:span text:style-name="T29">block</text:span><text:span text:style-name="T29"><text:line-break/></text:span><text:span text:style-name="T29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2" draw:layer="layout" svg:width="1.157cm" svg:height="1.127cm" svg:x="3.448cm" svg:y="18.451cm">
          <text:p text:style-name="P27"><text:span text:style-name="T29">block</text:span><text:span text:style-name="T29"><text:line-break/></text:span><text:span text:style-name="T29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2" draw:layer="layout" svg:width="1.159cm" svg:height="1.127cm" svg:x="4.605cm" svg:y="18.451cm">
          <text:p text:style-name="P27"><text:span text:style-name="T29">block</text:span><text:span text:style-name="T29"><text:line-break/></text:span><text:span text:style-name="T29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2" draw:layer="layout" svg:width="1.158cm" svg:height="1.127cm" svg:x="5.764cm" svg:y="18.451cm">
          <text:p text:style-name="P27"><text:span text:style-name="T29">block</text:span><text:span text:style-name="T29"><text:line-break/></text:span><text:span text:style-name="T29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2" draw:layer="layout" svg:width="1.156cm" svg:height="1.127cm" svg:x="6.922cm" svg:y="18.451cm">
          <text:p text:style-name="P27"><text:span text:style-name="T29">block</text:span><text:span text:style-name="T29"><text:line-break/></text:span><text:span text:style-name="T29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2" draw:layer="layout" svg:width="1.16cm" svg:height="1.127cm" svg:x="8.078cm" svg:y="18.451cm">
          <text:p text:style-name="P27"><text:span text:style-name="T29">block</text:span><text:span text:style-name="T29"><text:line-break/></text:span><text:span text:style-name="T29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2" draw:layer="layout" svg:width="1.155cm" svg:height="1.127cm" svg:x="9.238cm" svg:y="18.451cm">
          <text:p text:style-name="P27"><text:span text:style-name="T29">block</text:span><text:span text:style-name="T29"><text:line-break/></text:span><text:span text:style-name="T29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2" draw:layer="layout" svg:width="1.158cm" svg:height="1.127cm" svg:x="10.393cm" svg:y="18.451cm">
          <text:p text:style-name="P27"><text:span text:style-name="T29">block</text:span><text:span text:style-name="T29"><text:line-break/></text:span><text:span text:style-name="T29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2" draw:layer="layout" svg:width="1.159cm" svg:height="1.127cm" svg:x="12.075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2" draw:layer="layout" svg:width="1.157cm" svg:height="1.127cm" svg:x="13.234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2" draw:layer="layout" svg:width="1.158cm" svg:height="1.127cm" svg:x="14.391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2" draw:layer="layout" svg:width="1.157cm" svg:height="1.127cm" svg:x="15.549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2" draw:layer="layout" svg:width="1.159cm" svg:height="1.127cm" svg:x="16.706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2" draw:layer="layout" svg:width="1.157cm" svg:height="1.127cm" svg:x="17.865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2" draw:layer="layout" svg:width="1.158cm" svg:height="1.127cm" svg:x="19.022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2" draw:layer="layout" svg:width="1.158cm" svg:height="1.127cm" svg:x="20.1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2" draw:layer="layout" svg:width="1.159cm" svg:height="1.127cm" svg:x="12.075cm" svg:y="18.451cm">
          <text:p text:style-name="P27"><text:span text:style-name="T29">block</text:span><text:span text:style-name="T29"><text:line-break/></text:span><text:span text:style-name="T29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2" draw:layer="layout" svg:width="1.157cm" svg:height="1.127cm" svg:x="13.234cm" svg:y="18.451cm">
          <text:p text:style-name="P27"><text:span text:style-name="T29">block</text:span><text:span text:style-name="T29"><text:line-break/></text:span><text:span text:style-name="T29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2" draw:layer="layout" svg:width="1.158cm" svg:height="1.127cm" svg:x="14.391cm" svg:y="18.451cm">
          <text:p text:style-name="P27"><text:span text:style-name="T29">block</text:span><text:span text:style-name="T29"><text:line-break/></text:span><text:span text:style-name="T29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2" draw:layer="layout" svg:width="1.157cm" svg:height="1.127cm" svg:x="15.549cm" svg:y="18.451cm">
          <text:p text:style-name="P27"><text:span text:style-name="T29">block</text:span><text:span text:style-name="T29"><text:line-break/></text:span><text:span text:style-name="T29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2" draw:layer="layout" svg:width="1.159cm" svg:height="1.127cm" svg:x="16.706cm" svg:y="18.451cm">
          <text:p text:style-name="P27"><text:span text:style-name="T29">block</text:span><text:span text:style-name="T29"><text:line-break/></text:span><text:span text:style-name="T29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2" draw:layer="layout" svg:width="1.157cm" svg:height="1.127cm" svg:x="17.865cm" svg:y="18.451cm">
          <text:p text:style-name="P27"><text:span text:style-name="T29">block</text:span><text:span text:style-name="T29"><text:line-break/></text:span><text:span text:style-name="T29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2" draw:layer="layout" svg:width="1.158cm" svg:height="1.127cm" svg:x="19.022cm" svg:y="18.451cm">
          <text:p text:style-name="P27"><text:span text:style-name="T29">block</text:span><text:span text:style-name="T29"><text:line-break/></text:span><text:span text:style-name="T29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2" xml:id="id30" draw:id="id30" draw:layer="layout" svg:width="1.158cm" svg:height="1.127cm" svg:x="20.18cm" svg:y="18.451cm">
          <text:p text:style-name="P27"><text:span text:style-name="T29">block</text:span><text:span text:style-name="T29"><text:line-break/></text:span><text:span text:style-name="T29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7" draw:layer="layout" svg:width="1.831cm" svg:height="0.988cm" svg:x="1.99cm" svg:y="11.146cm">
          <draw:text-box>
            <text:p><text:span text:style-name="T21">0x51</text:span></text:p>
          </draw:text-box>
        </draw:frame>
        <draw:frame draw:style-name="gr112" draw:text-style-name="P37" draw:layer="layout" svg:width="1.831cm" svg:height="0.988cm" svg:x="1.99cm" svg:y="13.346cm">
          <draw:text-box>
            <text:p><text:span text:style-name="T21">0x52</text:span></text:p>
          </draw:text-box>
        </draw:frame>
        <draw:frame draw:style-name="gr112" draw:text-style-name="P37" draw:layer="layout" svg:width="1.831cm" svg:height="0.988cm" svg:x="1.992cm" svg:y="15.546cm">
          <draw:text-box>
            <text:p><text:span text:style-name="T21">0x53</text:span></text:p>
          </draw:text-box>
        </draw:frame>
        <draw:frame draw:style-name="gr112" draw:text-style-name="P37" draw:layer="layout" svg:width="1.831cm" svg:height="0.988cm" svg:x="1.992cm" svg:y="17.746cm">
          <draw:text-box>
            <text:p><text:span text:style-name="T21">0x54</text:span></text:p>
          </draw:text-box>
        </draw:frame>
        <draw:connector draw:style-name="gr62" draw:text-style-name="P7" draw:layer="layout" svg:x1="21.293cm" svg:y1="10.194cm" svg:x2="21.347cm" svg:y2="16.83cm" draw:start-shape="id28" draw:start-glue-point="1" draw:end-shape="id29" draw:end-glue-point="1" svg:d="M21293 10194h595v6636h-541" svg:viewBox="0 0 596 6637">
          <text:p/>
        </draw:connector>
        <draw:frame draw:style-name="gr225" draw:text-style-name="P38" draw:layer="layout" svg:width="2.42cm" svg:height="0.839cm" svg:x="21.955cm" svg:y="12.84cm">
          <draw:text-box>
            <text:p><text:span text:style-name="T30">M3 Map</text:span></text:p>
          </draw:text-box>
        </draw:frame>
        <draw:connector draw:style-name="gr62" draw:text-style-name="P7" draw:layer="layout" draw:line-skew="0.009cm" svg:x1="21.338cm" svg:y1="19.014cm" svg:x2="22.013cm" svg:y2="18.994cm" draw:start-shape="id30" draw:start-glue-point="1" svg:d="M21338 19014h617v-20h58" svg:viewBox="0 0 676 21">
          <text:p/>
        </draw:connector>
        <draw:frame draw:style-name="gr225" draw:text-style-name="P38" draw:layer="layout" svg:width="2.42cm" svg:height="0.839cm" svg:x="21.957cm" svg:y="18.582cm">
          <draw:text-box>
            <text:p><text:span text:style-name="T30">M2 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26" draw:text-style-name="P18" draw:layer="layout" svg:width="25.944cm" svg:height="12.043cm" svg:x="1.17cm" svg:y="2.452cm">
          <draw:text-box>
            <text:p text:style-name="P7"><text:span text:style-name="T2">Memory Map</text:span></text:p>
            <text:p><text:span text:style-name="T4"/></text:p>
            <text:p><text:span text:style-name="T4">The </text:span><text:span text:style-name="T2">M2</text:span><text:span text:style-name="T4"> and </text:span><text:span text:style-name="T2">M3</text:span><text:span text:style-name="T4"> memories are mapped into the </text:span><text:span text:style-name="T2">M1 </text:span><text:span text:style-name="T4">memory as a series of</text:span><text:span text:style-name="T4"><text:line-break/></text:span><text:span text:style-name="T2">blocks</text:span><text:span text:style-name="T4">. Each block is 128 bytes, so that any </text:span><text:span text:style-name="T2">TS</text:span><text:span text:style-name="T4"> can be stored anywhere in </text:span><text:span text:style-name="T4"><text:line-break/></text:span><text:span text:style-name="T4">chunks.</text:span></text:p>
            <text:p><text:span text:style-name="T2"/></text:p>
            <text:p><text:span text:style-name="T2">TS=128</text:span><text:span text:style-name="T4"> </text:span><text:span text:style-name="T4"><text:tab/></text:span><text:span text:style-name="T4">– 1 block</text:span><text:span text:style-name="T4"><text:line-break/></text:span><text:span text:style-name="T2">TS=512 </text:span><text:span text:style-name="T2"><text:tab/></text:span><text:span text:style-name="T4">– 4 blocks</text:span></text:p>
            <text:p><text:span text:style-name="T2">TS=1024</text:span><text:span text:style-name="T4"> </text:span><text:span text:style-name="T4"><text:tab/></text:span><text:span text:style-name="T4">– 8 blocks</text:span></text:p>
            <text:p><text:span text:style-name="T4"/></text:p>
            <text:p><text:span text:style-name="T4">The </text:span><text:span text:style-name="T2">M1</text:span><text:span text:style-name="T4"> memory map keeps track of where the data of a certain </text:span><text:span text:style-name="T2">tag</text:span><text:span text:style-name="T4"> is located</text:span><text:span text:style-name="T4"><text:line-break/></text:span><text:span text:style-name="T4">throughout the memory space through the </text:span><text:span text:style-name="T2">next</text:span><text:span text:style-name="T4"> field, which contains the </text:span><text:span text:style-name="T2">M1</text:span><text:span text:style-name="T4"> </text:span><text:span text:style-name="T4"><text:line-break/></text:span><text:span text:style-name="T4">row containing the next block. The cache controller goes to the lowest </text:span><text:span text:style-name="T2">M1</text:span><text:span text:style-name="T2"><text:line-break/></text:span><text:span text:style-name="T4">address and follows the trail of </text:span><text:span text:style-name="T2">next</text:span><text:span text:style-name="T4"> fields until it reaches a </text:span><text:span text:style-name="T2">next</text:span><text:span text:style-name="T4"> field of 0x7E, </text:span><text:span text:style-name="T4"><text:line-break/></text:span><text:span text:style-name="T4">indicating that there is no next.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27" draw:text-style-name="P39" xml:id="id31" draw:id="id31" draw:layer="layout" svg:width="3.81cm" svg:height="1.935cm" svg:x="11.741cm" svg:y="1.27cm">
          <text:p text:style-name="P7"><text:span text:style-name="T2">SEND</text:span></text:p>
          <draw:enhanced-geometry svg:viewBox="0 0 21600 21600" draw:type="rectangle" draw:enhanced-path="M 0 0 L 21600 0 21600 21600 0 21600 0 0 Z N"/>
        </draw:custom-shape>
        <draw:custom-shape draw:style-name="gr228" draw:text-style-name="P40" xml:id="id32" draw:id="id32" draw:layer="layout" svg:width="3.81cm" svg:height="1.945cm" svg:x="11.741cm" svg:y="3.97cm">
          <draw:glue-point draw:id="4" svg:x="-2.262cm" svg:y="5.106cm"/>
          <draw:glue-point draw:id="5" svg:x="2.737cm" svg:y="5.106cm"/>
          <text:p text:style-name="P7"><text:span text:style-name="T31">Enough blocks</text:span><text:span text:style-name="T31"><text:line-break/></text:span><text:span text:style-name="T31">to hold </text:span><text:span text:style-name="T32">TS</text:span><text:span text:style-name="T31">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33" draw:id="id33" draw:layer="layout" svg:width="3.81cm" svg:height="1.92cm" svg:x="6.741cm" svg:y="6.07cm">
          <text:p text:style-name="P7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35" draw:id="id35" draw:layer="layout" svg:width="3.81cm" svg:height="1.92cm" svg:x="16.741cm" svg:y="6.07cm">
          <text:p text:style-name="P7"><text:span text:style-name="T31">Write data to</text:span><text:span text:style-name="T31"><text:line-break/></text:span><text:span text:style-name="T31">memory</text:span></text:p>
          <draw:enhanced-geometry svg:viewBox="0 0 21600 21600" draw:type="rectangle" draw:enhanced-path="M 0 0 L 21600 0 21600 21600 0 21600 0 0 Z N"/>
        </draw:custom-shape>
        <draw:custom-shape draw:style-name="gr230" draw:text-style-name="P40" xml:id="id36" draw:id="id36" draw:layer="layout" svg:width="3.81cm" svg:height="1.895cm" svg:x="16.741cm" svg:y="8.87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ustom-shape draw:style-name="gr231" draw:text-style-name="P41" xml:id="id34" draw:id="id34" draw:layer="layout" svg:width="3.81cm" svg:height="1.895cm" svg:x="6.741cm" svg:y="8.77cm">
          <text:p text:style-name="P27"><text:span text:style-name="T33">Find blocks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draw:type="curve" svg:x1="13.646cm" svg:y1="3.205cm" svg:x2="13.646cm" svg:y2="3.97cm" draw:start-shape="id31" draw:start-glue-point="2" draw:end-shape="id32" draw:end-glue-point="0" svg:d="M13646 3205v765" svg:viewBox="0 0 1 766">
          <text:p/>
        </draw:connector>
        <draw:connector draw:style-name="gr22" draw:text-style-name="P29" draw:layer="layout" svg:x1="8.646cm" svg:y1="7.99cm" svg:x2="8.646cm" svg:y2="8.77cm" draw:start-shape="id33" draw:start-glue-point="2" draw:end-shape="id34" draw:end-glue-point="0" svg:d="M8646 7990v780" svg:viewBox="0 0 1 781">
          <text:p/>
        </draw:connector>
        <draw:connector draw:style-name="gr22" draw:text-style-name="P29" draw:layer="layout" svg:x1="18.646cm" svg:y1="7.99cm" svg:x2="18.646cm" svg:y2="8.87cm" draw:start-shape="id35" draw:start-glue-point="2" draw:end-shape="id36" draw:end-glue-point="0" svg:d="M18646 7990v880" svg:viewBox="0 0 1 881">
          <text:p/>
        </draw:connector>
        <draw:custom-shape draw:style-name="gr232" draw:text-style-name="P40" xml:id="id37" draw:id="id37" draw:layer="layout" svg:width="3.81cm" svg:height="1.905cm" svg:x="6.741cm" svg:y="11.47cm">
          <text:p text:style-name="P7"><text:span text:style-name="T31">Send data to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0" xml:id="id38" draw:id="id38" draw:layer="layout" svg:width="3.81cm" svg:height="1.78cm" svg:x="6.741cm" svg:y="14.17cm">
          <text:p text:style-name="P7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0.665cm" svg:x2="8.646cm" svg:y2="11.47cm" draw:start-shape="id34" draw:start-glue-point="2" draw:end-shape="id37" draw:end-glue-point="0" svg:d="M8646 10665v805" svg:viewBox="0 0 1 806">
          <text:p/>
        </draw:connector>
        <draw:connector draw:style-name="gr22" draw:text-style-name="P29" draw:layer="layout" svg:x1="8.646cm" svg:y1="13.375cm" svg:x2="8.646cm" svg:y2="14.17cm" draw:start-shape="id37" draw:start-glue-point="2" draw:end-shape="id38" draw:end-glue-point="0" svg:d="M8646 13375v795" svg:viewBox="0 0 1 796">
          <text:p/>
        </draw:connector>
        <draw:custom-shape draw:style-name="gr230" draw:text-style-name="P40" xml:id="id39" draw:id="id39" draw:layer="layout" svg:width="3.81cm" svg:height="1.895cm" svg:x="6.715cm" svg:y="16.682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5.95cm" svg:x2="8.62cm" svg:y2="16.682cm" draw:start-shape="id38" draw:start-glue-point="2" draw:end-shape="id39" draw:end-glue-point="0" svg:d="M8646 15950v366h-26v366" svg:viewBox="0 0 27 733">
          <text:p/>
        </draw:connector>
        <draw:frame draw:style-name="gr3" draw:text-style-name="P33" draw:layer="layout" svg:width="1.311cm" svg:height="0.962cm" svg:x="9.636cm" svg:y="4.102cm">
          <draw:text-box>
            <text:p>No</text:p>
          </draw:text-box>
        </draw:frame>
        <draw:frame draw:style-name="gr25" draw:text-style-name="P33" draw:layer="layout" svg:width="1.565cm" svg:height="1.089cm" svg:x="16.367cm" svg:y="4.102cm">
          <draw:text-box>
            <text:p>Yes</text:p>
          </draw:text-box>
        </draw:frame>
        <draw:connector draw:style-name="gr22" draw:text-style-name="P29" draw:layer="layout" svg:x1="11.741cm" svg:y1="4.942cm" svg:x2="8.646cm" svg:y2="6.07cm" draw:start-shape="id32" draw:start-glue-point="3" draw:end-shape="id33" draw:end-glue-point="0" svg:d="M11741 4942h-3095v1128" svg:viewBox="0 0 3096 1129">
          <text:p/>
        </draw:connector>
        <draw:connector draw:style-name="gr22" draw:text-style-name="P29" draw:layer="layout" svg:x1="15.551cm" svg:y1="4.942cm" svg:x2="18.646cm" svg:y2="6.07cm" draw:start-shape="id32" draw:start-glue-point="1" draw:end-shape="id35" draw:end-glue-point="0" svg:d="M15551 4942h3095v1128" svg:viewBox="0 0 3096 1129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34" draw:text-style-name="P39" xml:id="id40" draw:id="id40" draw:layer="layout" svg:width="3.81cm" svg:height="1.935cm" svg:x="11.741cm" svg:y="1.27cm">
          <text:p text:style-name="P7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28" draw:text-style-name="P40" xml:id="id41" draw:id="id41" draw:layer="layout" svg:width="3.81cm" svg:height="1.945cm" svg:x="11.741cm" svg:y="3.87cm">
          <draw:glue-point draw:id="4" svg:x="-2.262cm" svg:y="5.106cm"/>
          <draw:glue-point draw:id="5" svg:x="2.737cm" svg:y="5.106cm"/>
          <text:p text:style-name="P7"><text:span text:style-name="T31">Data in cache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42" draw:id="id42" draw:layer="layout" svg:width="3.81cm" svg:height="1.92cm" svg:x="6.741cm" svg:y="6.07cm">
          <text:p text:style-name="P7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48" draw:id="id48" draw:layer="layout" svg:width="3.81cm" svg:height="1.92cm" svg:x="16.641cm" svg:y="6.07cm">
          <text:p text:style-name="P7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ustom-shape draw:style-name="gr235" draw:text-style-name="P41" xml:id="id43" draw:id="id43" draw:layer="layout" svg:width="3.81cm" svg:height="1.895cm" svg:x="6.741cm" svg:y="8.67cm">
          <text:p text:style-name="P27"><text:span text:style-name="T33">Find a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draw:type="curve" svg:x1="13.646cm" svg:y1="3.205cm" svg:x2="13.646cm" svg:y2="3.87cm" draw:start-shape="id40" draw:start-glue-point="2" draw:end-shape="id41" draw:end-glue-point="0" svg:d="M13646 3205v665" svg:viewBox="0 0 1 666">
          <text:p/>
        </draw:connector>
        <draw:connector draw:style-name="gr22" draw:text-style-name="P29" draw:layer="layout" svg:x1="8.646cm" svg:y1="7.99cm" svg:x2="8.646cm" svg:y2="8.67cm" draw:start-shape="id42" draw:start-glue-point="2" draw:end-shape="id43" draw:end-glue-point="0" svg:d="M8646 7990v680" svg:viewBox="0 0 1 681">
          <text:p/>
        </draw:connector>
        <draw:custom-shape draw:style-name="gr232" draw:text-style-name="P40" xml:id="id44" draw:id="id44" draw:layer="layout" svg:width="3.81cm" svg:height="1.905cm" svg:x="6.741cm" svg:y="11.17cm">
          <text:p text:style-name="P7"><text:span text:style-name="T31">Get data from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0" xml:id="id45" draw:id="id45" draw:layer="layout" svg:width="3.81cm" svg:height="1.78cm" svg:x="6.741cm" svg:y="13.67cm">
          <text:p text:style-name="P7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0.565cm" svg:x2="8.646cm" svg:y2="11.17cm" draw:start-shape="id43" draw:start-glue-point="2" draw:end-shape="id44" draw:end-glue-point="0" svg:d="M8646 10565v605" svg:viewBox="0 0 1 606">
          <text:p/>
        </draw:connector>
        <draw:connector draw:style-name="gr22" draw:text-style-name="P29" draw:layer="layout" svg:x1="8.646cm" svg:y1="13.075cm" svg:x2="8.646cm" svg:y2="13.67cm" draw:start-shape="id44" draw:start-glue-point="2" draw:end-shape="id45" draw:end-glue-point="0" svg:d="M8646 13075v595" svg:viewBox="0 0 1 596">
          <text:p/>
        </draw:connector>
        <draw:custom-shape draw:style-name="gr230" draw:text-style-name="P40" xml:id="id46" draw:id="id46" draw:layer="layout" svg:width="3.81cm" svg:height="1.895cm" svg:x="6.715cm" svg:y="15.982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5.45cm" svg:x2="8.62cm" svg:y2="15.982cm" draw:start-shape="id45" draw:start-glue-point="2" draw:end-shape="id46" draw:end-glue-point="0" svg:d="M8646 15450v266h-26v266" svg:viewBox="0 0 27 533">
          <text:p/>
        </draw:connector>
        <draw:frame draw:style-name="gr3" draw:text-style-name="P33" draw:layer="layout" svg:width="1.311cm" svg:height="0.962cm" svg:x="9.509cm" svg:y="3.975cm">
          <draw:text-box>
            <text:p>No</text:p>
          </draw:text-box>
        </draw:frame>
        <draw:frame draw:style-name="gr3" draw:text-style-name="P33" draw:layer="layout" svg:width="1.565cm" svg:height="0.962cm" svg:x="16.326cm" svg:y="4.048cm">
          <draw:text-box>
            <text:p>Yes</text:p>
          </draw:text-box>
        </draw:frame>
        <draw:custom-shape draw:style-name="gr230" draw:text-style-name="P40" xml:id="id47" draw:id="id47" draw:layer="layout" svg:width="3.81cm" svg:height="1.895cm" svg:x="6.715cm" svg:y="18.482cm">
          <text:p text:style-name="P7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2cm" svg:y1="17.877cm" svg:x2="8.62cm" svg:y2="18.482cm" draw:start-shape="id46" draw:start-glue-point="2" draw:end-shape="id47" draw:end-glue-point="0" svg:d="M8620 17877v605" svg:viewBox="0 0 1 606">
          <text:p/>
        </draw:connector>
        <draw:connector draw:style-name="gr22" draw:text-style-name="P29" draw:layer="layout" svg:x1="11.741cm" svg:y1="4.842cm" svg:x2="8.646cm" svg:y2="6.07cm" draw:start-shape="id41" draw:start-glue-point="3" draw:end-shape="id42" draw:end-glue-point="0" svg:d="M11741 4842h-3095v1228" svg:viewBox="0 0 3096 1229">
          <text:p/>
        </draw:connector>
        <draw:connector draw:style-name="gr22" draw:text-style-name="P29" draw:layer="layout" svg:x1="15.551cm" svg:y1="4.842cm" svg:x2="18.546cm" svg:y2="6.07cm" draw:start-shape="id41" draw:start-glue-point="1" draw:end-shape="id48" draw:end-glue-point="0" svg:d="M15551 4842h2995v1228" svg:viewBox="0 0 2996 1229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standard" draw:layer="layout" svg:width="21.413cm" svg:height="10.816cm" svg:x="3.538cm" svg:y="3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2"><text:span text:style-name="T22">0</text:span></text:p>
              </table:table-cell>
              <table:table-cell>
                <text:p text:style-name="P42"><text:span text:style-name="T22">1</text:span></text:p>
              </table:table-cell>
              <table:table-cell>
                <text:p text:style-name="P42"><text:span text:style-name="T22">2</text:span></text:p>
              </table:table-cell>
              <table:table-cell>
                <text:p text:style-name="P42"><text:span text:style-name="T22">3</text:span></text:p>
              </table:table-cell>
              <table:table-cell>
                <text:p text:style-name="P42"><text:span text:style-name="T22">4</text:span></text:p>
              </table:table-cell>
              <table:table-cell>
                <text:p text:style-name="P42"><text:span text:style-name="T22">5</text:span></text:p>
              </table:table-cell>
              <table:table-cell>
                <text:p text:style-name="P42"><text:span text:style-name="T22">6</text:span></text:p>
              </table:table-cell>
              <table:table-cell table:style-name="ce2">
                <text:p text:style-name="P42"><text:span text:style-name="T22">7</text:span></text:p>
              </table:table-cell>
              <table:table-cell table:style-name="ce3">
                <text:p text:style-name="P42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2" table:default-cell-style-name="ce4">
              <table:table-cell>
                <text:p text:style-name="P42"><text:span text:style-name="T19">t = 0</text:span></text:p>
              </table:table-cell>
              <table:table-cell>
                <text:p text:style-name="P42"><text:span text:style-name="T19">1</text:span></text:p>
              </table:table-cell>
              <table:table-cell>
                <text:p text:style-name="P42"><text:span text:style-name="T19">2</text:span></text:p>
              </table:table-cell>
              <table:table-cell>
                <text:p text:style-name="P42"><text:span text:style-name="T19">3</text:span></text:p>
              </table:table-cell>
              <table:table-cell>
                <text:p text:style-name="P42"><text:span text:style-name="T19">4</text:span></text:p>
              </table:table-cell>
              <table:table-cell>
                <text:p text:style-name="P42"><text:span text:style-name="T19">5</text:span></text:p>
              </table:table-cell>
              <table:table-cell>
                <text:p text:style-name="P42"><text:span text:style-name="T19">6</text:span></text:p>
              </table:table-cell>
              <table:table-cell table:style-name="ce5">
                <text:p text:style-name="P42"><text:span text:style-name="T19">7</text:span></text:p>
              </table:table-cell>
              <table:table-cell table:style-name="ce6">
                <text:p text:style-name="P42"><text:span text:style-name="T19">0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16</text:span></text:p>
              </table:table-cell>
              <table:table-cell>
                <text:p text:style-name="P42"><text:span text:style-name="T19">17</text:span></text:p>
              </table:table-cell>
              <table:table-cell>
                <text:p text:style-name="P42"><text:span text:style-name="T19">18</text:span></text:p>
              </table:table-cell>
              <table:table-cell>
                <text:p text:style-name="P42"><text:span text:style-name="T19">19</text:span></text:p>
              </table:table-cell>
              <table:table-cell>
                <text:p text:style-name="P42"><text:span text:style-name="T19">20</text:span></text:p>
              </table:table-cell>
              <table:table-cell>
                <text:p text:style-name="P42"><text:span text:style-name="T19">21</text:span></text:p>
              </table:table-cell>
              <table:table-cell>
                <text:p text:style-name="P42"><text:span text:style-name="T19">22</text:span></text:p>
              </table:table-cell>
              <table:table-cell table:style-name="ce5">
                <text:p text:style-name="P42"><text:span text:style-name="T19">23</text:span></text:p>
              </table:table-cell>
              <table:table-cell table:style-name="ce7">
                <text:p text:style-name="P7"><text:span text:style-name="T19">16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32</text:span></text:p>
              </table:table-cell>
              <table:table-cell>
                <text:p text:style-name="P42"><text:span text:style-name="T19">33</text:span></text:p>
              </table:table-cell>
              <table:table-cell>
                <text:p text:style-name="P42"><text:span text:style-name="T19">34</text:span></text:p>
              </table:table-cell>
              <table:table-cell>
                <text:p text:style-name="P42"><text:span text:style-name="T19">35</text:span></text:p>
              </table:table-cell>
              <table:table-cell>
                <text:p text:style-name="P42"><text:span text:style-name="T19">36</text:span></text:p>
              </table:table-cell>
              <table:table-cell>
                <text:p text:style-name="P42"><text:span text:style-name="T19">37</text:span></text:p>
              </table:table-cell>
              <table:table-cell>
                <text:p text:style-name="P42"><text:span text:style-name="T19">38</text:span></text:p>
              </table:table-cell>
              <table:table-cell table:style-name="ce5">
                <text:p text:style-name="P42"><text:span text:style-name="T19">39</text:span></text:p>
              </table:table-cell>
              <table:table-cell table:style-name="ce6">
                <text:p text:style-name="P42"><text:span text:style-name="T19">32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48</text:span></text:p>
              </table:table-cell>
              <table:table-cell>
                <text:p text:style-name="P42"><text:span text:style-name="T19">49</text:span></text:p>
              </table:table-cell>
              <table:table-cell>
                <text:p text:style-name="P42"><text:span text:style-name="T19">50</text:span></text:p>
              </table:table-cell>
              <table:table-cell>
                <text:p text:style-name="P42"><text:span text:style-name="T19">51</text:span></text:p>
              </table:table-cell>
              <table:table-cell>
                <text:p text:style-name="P42"><text:span text:style-name="T19">52</text:span></text:p>
              </table:table-cell>
              <table:table-cell>
                <text:p text:style-name="P42"><text:span text:style-name="T19">53</text:span></text:p>
              </table:table-cell>
              <table:table-cell>
                <text:p text:style-name="P42"><text:span text:style-name="T19">54</text:span></text:p>
              </table:table-cell>
              <table:table-cell table:style-name="ce5">
                <text:p text:style-name="P42"><text:span text:style-name="T19">55</text:span></text:p>
              </table:table-cell>
              <table:table-cell table:style-name="ce6">
                <text:p text:style-name="P42"><text:span text:style-name="T19">48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64</text:span></text:p>
              </table:table-cell>
              <table:table-cell>
                <text:p text:style-name="P42"><text:span text:style-name="T19">65</text:span></text:p>
              </table:table-cell>
              <table:table-cell>
                <text:p text:style-name="P42"><text:span text:style-name="T19">66</text:span></text:p>
              </table:table-cell>
              <table:table-cell>
                <text:p text:style-name="P42"><text:span text:style-name="T19">67</text:span></text:p>
              </table:table-cell>
              <table:table-cell>
                <text:p text:style-name="P42"><text:span text:style-name="T19">68</text:span></text:p>
              </table:table-cell>
              <table:table-cell>
                <text:p text:style-name="P42"><text:span text:style-name="T19">69</text:span></text:p>
              </table:table-cell>
              <table:table-cell>
                <text:p text:style-name="P42"><text:span text:style-name="T19">70</text:span></text:p>
              </table:table-cell>
              <table:table-cell table:style-name="ce5">
                <text:p text:style-name="P42"><text:span text:style-name="T19">71</text:span></text:p>
              </table:table-cell>
              <table:table-cell table:style-name="ce6">
                <text:p text:style-name="P42"><text:span text:style-name="T19">64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80</text:span></text:p>
              </table:table-cell>
              <table:table-cell>
                <text:p text:style-name="P42"><text:span text:style-name="T19">81</text:span></text:p>
              </table:table-cell>
              <table:table-cell>
                <text:p text:style-name="P42"><text:span text:style-name="T19">82</text:span></text:p>
              </table:table-cell>
              <table:table-cell>
                <text:p text:style-name="P42"><text:span text:style-name="T19">83</text:span></text:p>
              </table:table-cell>
              <table:table-cell>
                <text:p text:style-name="P42"><text:span text:style-name="T19">84</text:span></text:p>
              </table:table-cell>
              <table:table-cell>
                <text:p text:style-name="P42"><text:span text:style-name="T19">85</text:span></text:p>
              </table:table-cell>
              <table:table-cell>
                <text:p text:style-name="P42"><text:span text:style-name="T19">86</text:span></text:p>
              </table:table-cell>
              <table:table-cell table:style-name="ce5">
                <text:p text:style-name="P42"><text:span text:style-name="T19">87</text:span></text:p>
              </table:table-cell>
              <table:table-cell table:style-name="ce6">
                <text:p text:style-name="P42"><text:span text:style-name="T19">80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96</text:span></text:p>
              </table:table-cell>
              <table:table-cell>
                <text:p text:style-name="P42"><text:span text:style-name="T19">97</text:span></text:p>
              </table:table-cell>
              <table:table-cell>
                <text:p text:style-name="P42"><text:span text:style-name="T19">98</text:span></text:p>
              </table:table-cell>
              <table:table-cell>
                <text:p text:style-name="P42"><text:span text:style-name="T19">99</text:span></text:p>
              </table:table-cell>
              <table:table-cell>
                <text:p text:style-name="P42"><text:span text:style-name="T19">100</text:span></text:p>
              </table:table-cell>
              <table:table-cell>
                <text:p text:style-name="P42"><text:span text:style-name="T19">101</text:span></text:p>
              </table:table-cell>
              <table:table-cell>
                <text:p text:style-name="P42"><text:span text:style-name="T19">102</text:span></text:p>
              </table:table-cell>
              <table:table-cell table:style-name="ce5">
                <text:p text:style-name="P42"><text:span text:style-name="T19">103</text:span></text:p>
              </table:table-cell>
              <table:table-cell table:style-name="ce6">
                <text:p text:style-name="P42"><text:span text:style-name="T19">96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112</text:span></text:p>
              </table:table-cell>
              <table:table-cell>
                <text:p text:style-name="P42"><text:span text:style-name="T19">113</text:span></text:p>
              </table:table-cell>
              <table:table-cell>
                <text:p text:style-name="P42"><text:span text:style-name="T19">114</text:span></text:p>
              </table:table-cell>
              <table:table-cell>
                <text:p text:style-name="P42"><text:span text:style-name="T19">115</text:span></text:p>
              </table:table-cell>
              <table:table-cell>
                <text:p text:style-name="P42"><text:span text:style-name="T19">116</text:span></text:p>
              </table:table-cell>
              <table:table-cell>
                <text:p text:style-name="P42"><text:span text:style-name="T19">117</text:span></text:p>
              </table:table-cell>
              <table:table-cell>
                <text:p text:style-name="P42"><text:span text:style-name="T19">118</text:span></text:p>
              </table:table-cell>
              <table:table-cell table:style-name="ce8">
                <text:p text:style-name="P42"><text:span text:style-name="T19">119</text:span></text:p>
              </table:table-cell>
              <table:table-cell table:style-name="ce6">
                <text:p text:style-name="P42"><text:span text:style-name="T19">112</text:span></text:p>
              </table:table-cell>
            </table:table-row>
            <table:table-row table:style-name="ro4" table:default-cell-style-name="ce9">
              <table:table-cell>
                <text:p text:style-name="P42"><text:span text:style-name="T19">127</text:span></text:p>
              </table:table-cell>
              <table:table-cell>
                <text:p text:style-name="P42"><text:span text:style-name="T19">128</text:span></text:p>
              </table:table-cell>
              <table:table-cell>
                <text:p text:style-name="P42"><text:span text:style-name="T19">129</text:span></text:p>
              </table:table-cell>
              <table:table-cell>
                <text:p text:style-name="P42"><text:span text:style-name="T19">130</text:span></text:p>
              </table:table-cell>
              <table:table-cell>
                <text:p text:style-name="P42"><text:span text:style-name="T19">131</text:span></text:p>
              </table:table-cell>
              <table:table-cell>
                <text:p text:style-name="P42"><text:span text:style-name="T19">132</text:span></text:p>
              </table:table-cell>
              <table:table-cell table:style-name="ce10">
                <text:p text:style-name="P42"><text:span text:style-name="T19">133</text:span></text:p>
              </table:table-cell>
              <table:table-cell table:style-name="ce11">
                <text:p text:style-name="P42"><text:span text:style-name="T19">134</text:span></text:p>
              </table:table-cell>
              <table:table-cell table:style-name="ce6">
                <text:p text:style-name="P42"><text:span text:style-name="T19">12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6" draw:text-style-name="P33" draw:layer="layout" svg:width="7cm" svg:height="0.962cm" svg:x="10.302cm" svg:y="16.367cm">
          <draw:text-box>
            <text:p><text:span text:style-name="T34">Total Time:</text:span> 134 cycles</text:p>
          </draw:text-box>
        </draw:frame>
        <draw:frame draw:style-name="gr237" draw:text-style-name="P43" draw:layer="layout" svg:width="1.383cm" svg:height="0.962cm" svg:x="13.253cm" svg:y="2.581cm">
          <draw:text-box>
            <text:p><text:span text:style-name="T34">M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standard" draw:layer="layout" svg:width="11.835cm" svg:height="18.433cm" svg:x="8.008cm" svg:y="2.0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42"><text:span text:style-name="T22">Bank</text:span><text:span text:style-name="T22"><text:line-break/></text:span><text:span text:style-name="T22">0</text:span></text:p>
              </table:table-cell>
              <table:table-cell>
                <text:p text:style-name="P42"><text:span text:style-name="T22">Bank1</text:span></text:p>
              </table:table-cell>
              <table:table-cell>
                <text:p text:style-name="P42"><text:span text:style-name="T22">Bank2</text:span></text:p>
              </table:table-cell>
              <table:table-cell table:style-name="ce13">
                <text:p text:style-name="P42"><text:span text:style-name="T22">Bank3</text:span></text:p>
              </table:table-cell>
              <table:table-cell table:style-name="ce14">
                <text:p text:style-name="P42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6" table:default-cell-style-name="ce15">
              <table:table-cell>
                <text:p text:style-name="P42"><text:span text:style-name="T19">t = 0</text:span></text:p>
              </table:table-cell>
              <table:table-cell>
                <text:p text:style-name="P42"><text:span text:style-name="T19">1</text:span></text:p>
              </table:table-cell>
              <table:table-cell>
                <text:p text:style-name="P42"><text:span text:style-name="T19">2</text:span></text:p>
              </table:table-cell>
              <table:table-cell table:style-name="ce16">
                <text:p text:style-name="P42"><text:span text:style-name="T19">3</text:span></text:p>
              </table:table-cell>
              <table:table-cell table:style-name="ce17">
                <text:p text:style-name="P42"><text:span text:style-name="T19">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9</text:span></text:p>
              </table:table-cell>
              <table:table-cell>
                <text:p text:style-name="P42"><text:span text:style-name="T19">10</text:span></text:p>
              </table:table-cell>
              <table:table-cell>
                <text:p text:style-name="P42"><text:span text:style-name="T19">11</text:span></text:p>
              </table:table-cell>
              <table:table-cell table:style-name="ce16">
                <text:p text:style-name="P42"><text:span text:style-name="T19">12</text:span></text:p>
              </table:table-cell>
              <table:table-cell table:style-name="ce17">
                <text:p text:style-name="P42"><text:span text:style-name="T19">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18</text:span></text:p>
              </table:table-cell>
              <table:table-cell>
                <text:p text:style-name="P42"><text:span text:style-name="T19">19</text:span></text:p>
              </table:table-cell>
              <table:table-cell>
                <text:p text:style-name="P42"><text:span text:style-name="T19">20</text:span></text:p>
              </table:table-cell>
              <table:table-cell table:style-name="ce16">
                <text:p text:style-name="P42"><text:span text:style-name="T19">21</text:span></text:p>
              </table:table-cell>
              <table:table-cell table:style-name="ce17">
                <text:p text:style-name="P42"><text:span text:style-name="T19">16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27</text:span></text:p>
              </table:table-cell>
              <table:table-cell>
                <text:p text:style-name="P42"><text:span text:style-name="T19">28</text:span></text:p>
              </table:table-cell>
              <table:table-cell>
                <text:p text:style-name="P42"><text:span text:style-name="T19">29</text:span></text:p>
              </table:table-cell>
              <table:table-cell table:style-name="ce16">
                <text:p text:style-name="P42"><text:span text:style-name="T19">30</text:span></text:p>
              </table:table-cell>
              <table:table-cell table:style-name="ce17">
                <text:p text:style-name="P42"><text:span text:style-name="T19">24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36</text:span></text:p>
              </table:table-cell>
              <table:table-cell>
                <text:p text:style-name="P42"><text:span text:style-name="T19">37</text:span></text:p>
              </table:table-cell>
              <table:table-cell>
                <text:p text:style-name="P42"><text:span text:style-name="T19">38</text:span></text:p>
              </table:table-cell>
              <table:table-cell table:style-name="ce16">
                <text:p text:style-name="P42"><text:span text:style-name="T19">39</text:span></text:p>
              </table:table-cell>
              <table:table-cell table:style-name="ce17">
                <text:p text:style-name="P42"><text:span text:style-name="T19">32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45</text:span></text:p>
              </table:table-cell>
              <table:table-cell>
                <text:p text:style-name="P42"><text:span text:style-name="T19">46</text:span></text:p>
              </table:table-cell>
              <table:table-cell>
                <text:p text:style-name="P42"><text:span text:style-name="T19">47</text:span></text:p>
              </table:table-cell>
              <table:table-cell table:style-name="ce16">
                <text:p text:style-name="P42"><text:span text:style-name="T19">48</text:span></text:p>
              </table:table-cell>
              <table:table-cell table:style-name="ce17">
                <text:p text:style-name="P42"><text:span text:style-name="T19">4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54</text:span></text:p>
              </table:table-cell>
              <table:table-cell>
                <text:p text:style-name="P42"><text:span text:style-name="T19">55</text:span></text:p>
              </table:table-cell>
              <table:table-cell>
                <text:p text:style-name="P42"><text:span text:style-name="T19">56</text:span></text:p>
              </table:table-cell>
              <table:table-cell table:style-name="ce16">
                <text:p text:style-name="P42"><text:span text:style-name="T19">57</text:span></text:p>
              </table:table-cell>
              <table:table-cell table:style-name="ce17">
                <text:p text:style-name="P42"><text:span text:style-name="T19">4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63</text:span></text:p>
              </table:table-cell>
              <table:table-cell>
                <text:p text:style-name="P42"><text:span text:style-name="T19">64</text:span></text:p>
              </table:table-cell>
              <table:table-cell>
                <text:p text:style-name="P42"><text:span text:style-name="T19">65</text:span></text:p>
              </table:table-cell>
              <table:table-cell table:style-name="ce16">
                <text:p text:style-name="P42"><text:span text:style-name="T19">66</text:span></text:p>
              </table:table-cell>
              <table:table-cell table:style-name="ce17">
                <text:p text:style-name="P42"><text:span text:style-name="T19">5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72</text:span></text:p>
              </table:table-cell>
              <table:table-cell>
                <text:p text:style-name="P42"><text:span text:style-name="T19">73</text:span></text:p>
              </table:table-cell>
              <table:table-cell>
                <text:p text:style-name="P42"><text:span text:style-name="T19">74</text:span></text:p>
              </table:table-cell>
              <table:table-cell table:style-name="ce16">
                <text:p text:style-name="P42"><text:span text:style-name="T19">75</text:span></text:p>
              </table:table-cell>
              <table:table-cell table:style-name="ce17">
                <text:p text:style-name="P42"><text:span text:style-name="T19">6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81</text:span></text:p>
              </table:table-cell>
              <table:table-cell>
                <text:p text:style-name="P42"><text:span text:style-name="T19">82</text:span></text:p>
              </table:table-cell>
              <table:table-cell>
                <text:p text:style-name="P42"><text:span text:style-name="T19">83</text:span></text:p>
              </table:table-cell>
              <table:table-cell table:style-name="ce16">
                <text:p text:style-name="P42"><text:span text:style-name="T19">84</text:span></text:p>
              </table:table-cell>
              <table:table-cell table:style-name="ce17">
                <text:p text:style-name="P42"><text:span text:style-name="T19">7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90</text:span></text:p>
              </table:table-cell>
              <table:table-cell>
                <text:p text:style-name="P42"><text:span text:style-name="T19">91</text:span></text:p>
              </table:table-cell>
              <table:table-cell>
                <text:p text:style-name="P42"><text:span text:style-name="T19">92</text:span></text:p>
              </table:table-cell>
              <table:table-cell table:style-name="ce16">
                <text:p text:style-name="P42"><text:span text:style-name="T19">93</text:span></text:p>
              </table:table-cell>
              <table:table-cell table:style-name="ce17">
                <text:p text:style-name="P42"><text:span text:style-name="T19">80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99</text:span></text:p>
              </table:table-cell>
              <table:table-cell>
                <text:p text:style-name="P42"><text:span text:style-name="T19">100</text:span></text:p>
              </table:table-cell>
              <table:table-cell>
                <text:p text:style-name="P42"><text:span text:style-name="T19">101</text:span></text:p>
              </table:table-cell>
              <table:table-cell table:style-name="ce16">
                <text:p text:style-name="P42"><text:span text:style-name="T19">102</text:span></text:p>
              </table:table-cell>
              <table:table-cell table:style-name="ce17">
                <text:p text:style-name="P42"><text:span text:style-name="T19">88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08</text:span></text:p>
              </table:table-cell>
              <table:table-cell>
                <text:p text:style-name="P42"><text:span text:style-name="T19">109</text:span></text:p>
              </table:table-cell>
              <table:table-cell>
                <text:p text:style-name="P42"><text:span text:style-name="T19">110</text:span></text:p>
              </table:table-cell>
              <table:table-cell table:style-name="ce16">
                <text:p text:style-name="P42"><text:span text:style-name="T19">111</text:span></text:p>
              </table:table-cell>
              <table:table-cell table:style-name="ce17">
                <text:p text:style-name="P42"><text:span text:style-name="T19">9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17</text:span></text:p>
              </table:table-cell>
              <table:table-cell>
                <text:p text:style-name="P42"><text:span text:style-name="T19">118</text:span></text:p>
              </table:table-cell>
              <table:table-cell>
                <text:p text:style-name="P42"><text:span text:style-name="T19">119</text:span></text:p>
              </table:table-cell>
              <table:table-cell table:style-name="ce16">
                <text:p text:style-name="P42"><text:span text:style-name="T19">120</text:span></text:p>
              </table:table-cell>
              <table:table-cell table:style-name="ce17">
                <text:p text:style-name="P42"><text:span text:style-name="T19">10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26</text:span></text:p>
              </table:table-cell>
              <table:table-cell>
                <text:p text:style-name="P42"><text:span text:style-name="T19">127</text:span></text:p>
              </table:table-cell>
              <table:table-cell>
                <text:p text:style-name="P42"><text:span text:style-name="T19">128</text:span></text:p>
              </table:table-cell>
              <table:table-cell table:style-name="ce16">
                <text:p text:style-name="P42"><text:span text:style-name="T19">129</text:span></text:p>
              </table:table-cell>
              <table:table-cell table:style-name="ce17">
                <text:p text:style-name="P42"><text:span text:style-name="T19">11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35</text:span></text:p>
              </table:table-cell>
              <table:table-cell>
                <text:p text:style-name="P42"><text:span text:style-name="T19">136</text:span></text:p>
              </table:table-cell>
              <table:table-cell>
                <text:p text:style-name="P42"><text:span text:style-name="T19">137</text:span></text:p>
              </table:table-cell>
              <table:table-cell table:style-name="ce18">
                <text:p text:style-name="P42"><text:span text:style-name="T19">138</text:span></text:p>
              </table:table-cell>
              <table:table-cell table:style-name="ce17">
                <text:p text:style-name="P42"><text:span text:style-name="T19">120</text:span></text:p>
              </table:table-cell>
            </table:table-row>
            <table:table-row table:style-name="ro8" table:default-cell-style-name="ce19">
              <table:table-cell>
                <text:p text:style-name="P42"><text:span text:style-name="T19">143</text:span></text:p>
              </table:table-cell>
              <table:table-cell>
                <text:p text:style-name="P42"><text:span text:style-name="T19">144</text:span></text:p>
              </table:table-cell>
              <table:table-cell table:style-name="ce20">
                <text:p text:style-name="P42"><text:span text:style-name="T19">145</text:span></text:p>
              </table:table-cell>
              <table:table-cell table:style-name="ce21">
                <text:p text:style-name="P44"><text:span text:style-name="T35">146</text:span></text:p>
              </table:table-cell>
              <table:table-cell table:style-name="ce22">
                <text:p text:style-name="P44"><text:span text:style-name="T35">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8" draw:text-style-name="P30" draw:layer="layout" svg:width="1.573cm" svg:height="0.988cm" svg:x="13.139cm" svg:y="1.028cm">
          <draw:text-box>
            <text:p><text:span text:style-name="T2">M2</text:span></text:p>
          </draw:text-box>
        </draw:frame>
        <draw:frame draw:style-name="gr236" draw:text-style-name="P43" draw:layer="layout" svg:width="7cm" svg:height="0.962cm" svg:x="19.669cm" svg:y="19.542cm">
          <draw:text-box>
            <text:p><text:span text:style-name="T34">Total Time: </text:span><text:span text:style-name="T36">146 cy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HUB/DEVICE LINK DETAILS</text:span></text:p>
                <text:list>
                  <text:list-item>
                    <text:p><text:span text:style-name="T4">5.5 Mbits/s link</text:span></text:p>
                  </text:list-item>
                  <text:list-item>
                    <text:p><text:span text:style-name="T4"><text:s/></text:span><text:span text:style-name="T4">100 MHz clock (10 ns)</text:span></text:p>
                  </text:list-item>
                  <text:list-item>
                    <text:p><text:span text:style-name="T4">(5500000) bits/s * (0.00000001) s = 0.055 bits every clock cycle</text:span></text:p>
                  </text:list-item>
                  <text:list-item>
                    <text:p><text:span text:style-name="T4">Need to wait 16/0.055 (~291 clock cycles) in order to send 2 bytes</text:span></text:p>
                  </text:list-item>
                  <text:list-item>
                    <text:p><text:span text:style-name="T4">of data to the hub from a device and vice versa.</text:span></text:p>
                  </text:list-item>
                  <text:list-item>
                    <text:p><text:span text:style-name="T4">128 bytes will take ~18618 clock cycles</text:span></text:p>
                  </text:list-item>
                  <text:list-item>
                    <text:p><text:span text:style-name="T4">512 bytes will take ~74473 clock cycles</text:span></text:p>
                  </text:list-item>
                  <text:list-item>
                    <text:p><text:span text:style-name="T4">1024 bytes will take ~148945 clock cy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HUB/SATELLITE LINK DETAILS</text:span></text:p>
                <text:list>
                  <text:list-item>
                    <text:p><text:span text:style-name="T4">1200 bits/s link. 100 MHz clock (10 ns).</text:span></text:p>
                  </text:list-item>
                  <text:list-item>
                    <text:p><text:span text:style-name="T4">(1200) bits/s * (0.00000001) s = 0.000012 bits every clock cycle</text:span></text:p>
                  </text:list-item>
                  <text:list-item>
                    <text:p><text:span text:style-name="T4">Need to wait 16/0.000012 (~1333333 clock cycles) in order to send 2</text:span></text:p>
                  </text:list-item>
                  <text:list-item>
                    <text:p><text:span text:style-name="T4">bytes of data to the hub from the satellite and vice versa</text:span></text:p>
                  </text:list-item>
                  <text:list-item>
                    <text:p><text:span text:style-name="T4">128 bytes to satellite will take ~85333333 clock cycles</text:span></text:p>
                  </text:list-item>
                  <text:list-item>
                    <text:p><text:span text:style-name="T4">512 bytes to satellite will take ~341333333 clock cycles</text:span></text:p>
                  </text:list-item>
                  <text:list-item>
                    <text:p><text:span text:style-name="T4">1024 bytes to satellite will take ~682666666 clock cy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HUB/SATELLITE LINK DETAILS</text:span></text:p>
                <text:list>
                  <text:list-item>
                    <text:p><text:span text:style-name="T4">1200 bits/s link. 100 MHz clock (10 ns).</text:span></text:p>
                  </text:list-item>
                  <text:list-item>
                    <text:p><text:span text:style-name="T4">(1200) bits/s * (0.00000001) s = 0.000012 bits every clock cycle</text:span></text:p>
                  </text:list-item>
                  <text:list-item>
                    <text:p><text:span text:style-name="T4">Need to wait 16/0.000012 (~1333333 clock cycles) in order to send 2</text:span></text:p>
                  </text:list-item>
                  <text:list-item>
                    <text:p><text:span text:style-name="T4">bytes of data to the hub from the satellite and vice versa</text:span></text:p>
                  </text:list-item>
                  <text:list-item>
                    <text:p><text:span text:style-name="T4">128 bytes to satellite will take ~85333333 clock cycles</text:span></text:p>
                  </text:list-item>
                  <text:list-item>
                    <text:p><text:span text:style-name="T4">512 bytes to satellite will take ~341333333 clock cycles</text:span></text:p>
                  </text:list-item>
                  <text:list-item>
                    <text:p><text:span text:style-name="T4">1024 bytes to satellite will take ~682666666 clock cycles</text:span></text:p>
                  </text:list-item>
                  <text:list-item>
                    <text:p><text:span text:style-name="T4">Need to add time for data link to be established</text:span></text:p>
                    <text:list>
                      <text:list-item>
                        <text:p><text:span text:style-name="T4">128 bytes ~85333333 + 100 (hub-to-satellite link) + 150 (satellite-to-data center link) + 100 (data center-to-satellite link) + 100 (satellite-to-hub link) = ~85333783 clock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ssumptions</text:span></text:p>
                <text:list>
                  <text:list-item>
                    <text:p><text:span text:style-name="T4">Latency of 100 clock cycles added by the satellite for both the up- and down-link in each direction</text:span></text:p>
                  </text:list-item>
                  <text:list-item>
                    <text:p><text:span text:style-name="T4">Data center has a latency of 50 clock cycles between receiving the 32-bit command and the start of the data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8:44:47.611673086</meta:creation-date>
    <dc:date>2015-12-02T19:51:01.701271055</dc:date>
    <meta:editing-duration>PT41M19S</meta:editing-duration>
    <meta:editing-cycles>28</meta:editing-cycles>
    <meta:generator>LibreOffice/5.0.3.2$Linux_X86_64 LibreOffice_project/00m0$Build-2</meta:generator>
    <meta:document-statistic meta:object-count="445"/>
  </office:meta>
</office:document-meta>
</file>